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54.33mm"/>
    </style:style>
    <style:style style:name="co8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5.26mm"/>
    </style:style>
    <style:style style:name="co10" style:family="table-column">
      <style:table-column-properties fo:break-before="auto" style:column-width="26.71mm"/>
    </style:style>
    <style:style style:name="co11" style:family="table-column">
      <style:table-column-properties fo:break-before="auto" style:column-width="45.17mm"/>
    </style:style>
    <style:style style:name="co12" style:family="table-column">
      <style:table-column-properties fo:break-before="auto" style:column-width="40.64mm"/>
    </style:style>
    <style:style style:name="co13" style:family="table-column">
      <style:table-column-properties fo:break-before="auto" style:column-width="79.3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56.32mm"/>
    </style:style>
    <style:style style:name="co16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70.59mm"/>
    </style:style>
    <style:style style:name="co18" style:family="table-column">
      <style:table-column-properties fo:break-before="auto" style:column-width="45.28mm"/>
    </style:style>
    <style:style style:name="co19" style:family="table-column">
      <style:table-column-properties fo:break-before="auto" style:column-width="66.22mm"/>
    </style:style>
    <style:style style:name="co20" style:family="table-column">
      <style:table-column-properties fo:break-before="auto" style:column-width="56.87mm"/>
    </style:style>
    <style:style style:name="co21" style:family="table-column">
      <style:table-column-properties fo:break-before="auto" style:column-width="32.95mm"/>
    </style:style>
    <style:style style:name="co22" style:family="table-column">
      <style:table-column-properties fo:break-before="auto" style:column-width="38.68mm"/>
    </style:style>
    <style:style style:name="co23" style:family="table-column">
      <style:table-column-properties fo:break-before="auto" style:column-width="59.44mm"/>
    </style:style>
    <style:style style:name="co24" style:family="table-column">
      <style:table-column-properties fo:break-before="auto" style:column-width="75.94mm"/>
    </style:style>
    <style:style style:name="co25" style:family="table-column">
      <style:table-column-properties fo:break-before="auto" style:column-width="54.93mm"/>
    </style:style>
    <style:style style:name="co26" style:family="table-column">
      <style:table-column-properties fo:break-before="auto" style:column-width="15.22mm"/>
    </style:style>
    <style:style style:name="co27" style:family="table-column">
      <style:table-column-properties fo:break-before="auto" style:column-width="55.7mm"/>
    </style:style>
    <style:style style:name="co28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0" style:family="table-cell" style:parent-style-name="Default" style:data-style-name="N108">
      <style:text-properties style:text-position="" fo:font-style="italic" style:font-style-asian="italic" style:font-style-complex="italic"/>
    </style:style>
    <style:style style:name="ce2" style:family="table-cell" style:parent-style-name="Default" style:data-style-name="N108"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" style:family="table-cell" style:parent-style-name="Default">
      <style:text-properties style:text-position=""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5" style:family="table-cell" style:parent-style-name="Default" style:data-style-name="N108"/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8">
      <style:text-properties fo:font-weight="bold" style:font-weight-asian="bold" style:font-weight-complex="bold"/>
    </style:style>
    <style:style style:name="ce21" style:family="table-cell" style:parent-style-name="Default" style:data-style-name="N11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08">
      <style:text-properties fo:font-style="italic" style:font-style-asian="italic" style:font-style-complex="italic"/>
    </style:style>
    <style:style style:name="ce2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3" table:number-columns-repeated="6" table:default-cell-style-name="ce15"/>
        <table:table-column table:style-name="co3" table:default-cell-style-name="Default"/>
        <table:table-column table:style-name="co28" table:default-cell-style-name="Default"/>
        <table:table-column table:style-name="co3" table:number-columns-repeated="3" table:default-cell-style-name="ce15"/>
        <table:table-column table:style-name="co3" table:default-cell-style-name="Default"/>
        <table:table-column table:style-name="co3" table:number-columns-repeated="3" table:default-cell-style-name="ce15"/>
        <table:table-column table:style-name="co3" table:number-columns-repeated="2" table:default-cell-style-name="Default"/>
        <table:table-column table:style-name="co3" table:number-columns-repeated="3" table:default-cell-style-name="ce15"/>
        <table:table-column table:style-name="co3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9"/>
          <table:table-cell table:style-name="ce19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imensions / Section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ml, m²</text:p>
          </table:table-cell>
          <table:table-cell table:style-name="ce12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12" office:value-type="string" calcext:value-type="string">
            <text:p>Voliges Peuplier mi-bois</text:p>
          </table:table-cell>
          <table:table-cell table:style-name="ce16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2" table:formula="of:=[$'Parements intérieurs verticaux'.D4]" office:value-type="float" office:value="61" calcext:value-type="float">
            <text:p>61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3"/>
          <table:table-cell table:style-name="ce15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J4]" office:value-type="currency" office:currency="EUR" office:value="915" calcext:value-type="currency">
            <text:p>915,00 €</text:p>
          </table:table-cell>
          <table:table-cell table:formula="of:=[.K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M4]" office:value-type="currency" office:currency="EUR" office:value="915" calcext:value-type="currency">
            <text:p>915,00 €</text:p>
          </table:table-cell>
          <table:table-cell table:formula="of:=[.N4]*1.2" office:value-type="currency" office:currency="EUR" office:value="1098" calcext:value-type="currency">
            <text:p>1 098,00 €</text:p>
          </table:table-cell>
          <table:table-cell/>
          <table:table-cell table:style-name="ce15" office:value-type="currency" office:currency="EUR" office:value="579.16" calcext:value-type="currency">
            <text:p>579,16 €</text:p>
          </table:table-cell>
          <table:table-cell table:style-name="ce20" office:value-type="currency" office:currency="EUR" office:value="14" calcext:value-type="currency">
            <text:p>14,00 €</text:p>
          </table:table-cell>
          <table:table-cell table:style-name="ce20" table:formula="of:=[.R4]*[.C4]" office:value-type="currency" office:currency="EUR" office:value="854" calcext:value-type="currency">
            <text:p>854,00 €</text:p>
          </table:table-cell>
          <table:table-cell table:style-name="ce20" table:formula="of:=[.S4]*1.2" office:value-type="currency" office:currency="EUR" office:value="1024.8" calcext:value-type="currency">
            <text:p>1 024,80 €</text:p>
          </table:table-cell>
          <table:table-cell table:style-name="ce21" office:value-type="percentage" office:value="0.2" calcext:value-type="percentage">
            <text:p>20,00 %</text:p>
          </table:table-cell>
          <table:table-cell table:style-name="ce20" table:formula="of:=[.R4]*0.8" office:value-type="currency" office:currency="EUR" office:value="11.2" calcext:value-type="currency">
            <text:p>11,20 €</text:p>
          </table:table-cell>
          <table:table-cell table:style-name="ce20" table:formula="of:=[.S4]*0.8" office:value-type="currency" office:currency="EUR" office:value="683.2" calcext:value-type="currency">
            <text:p>683,20 €</text:p>
          </table:table-cell>
          <table:table-cell table:style-name="ce20" table:formula="of:=[.T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A4]*[.C4]" office:value-type="currency" office:currency="EUR" office:value="1525" calcext:value-type="currency">
            <text:p>1 525,00 €</text:p>
          </table:table-cell>
          <table:table-cell table:formula="of:=[.AB4]*1.2" office:value-type="currency" office:currency="EUR" office:value="1830" calcext:value-type="currency">
            <text:p>1 830,00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5]*[.J5]" office:value-type="currency" office:currency="EUR" office:value="0" calcext:value-type="currency">
            <text:p>0,00 €</text:p>
          </table:table-cell>
          <table:table-cell table:formula="of:=[.K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5" office:value-type="currency" office:currency="EUR" office:value="116.66" calcext:value-type="currency">
            <text:p>116,66 €</text:p>
          </table:table-cell>
          <table:table-cell/>
          <table:table-cell table:formula="of:=[.R5]*[.C5]" office:value-type="currency" office:currency="EUR" office:value="0" calcext:value-type="currency">
            <text:p>0,00 €</text:p>
          </table:table-cell>
          <table:table-cell table:formula="of:=[.S5]*1.2" office:value-type="currency" office:currency="EUR" office:value="0" calcext:value-type="currency">
            <text:p>0,00 €</text:p>
          </table:table-cell>
          <table:table-cell/>
          <table:table-cell table:formula="of:=[.R5]*0.8" office:value-type="currency" office:currency="EUR" office:value="0" calcext:value-type="currency">
            <text:p>0,00 €</text:p>
          </table:table-cell>
          <table:table-cell table:formula="of:=[.S5]*0.8" office:value-type="currency" office:currency="EUR" office:value="0" calcext:value-type="currency">
            <text:p>0,00 €</text:p>
          </table:table-cell>
          <table:table-cell table:formula="of:=[.T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]*[.C5]" office:value-type="currency" office:currency="EUR" office:value="0" calcext:value-type="currency">
            <text:p>0,00 €</text:p>
          </table:table-cell>
          <table:table-cell table:formula="of:=[.AB5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Lames rabotées Douglas (raboté 1 face)</text:p>
          </table:table-cell>
          <table:table-cell table:style-name="ce12" office:value-type="string" calcext:value-type="string">
            <text:p>50x13x2100</text:p>
          </table:table-cell>
          <table:table-cell table:style-name="ce12" table:formula="of:=[$'Parements intérieurs verticaux'.D12]" office:value-type="float" office:value="97" calcext:value-type="float">
            <text:p>97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6]*[.J6]" office:value-type="currency" office:currency="EUR" office:value="48.5" calcext:value-type="currency">
            <text:p>48,50 €</text:p>
          </table:table-cell>
          <table:table-cell table:formula="of:=[.K6]*1.2" office:value-type="currency" office:currency="EUR" office:value="58.2" calcext:value-type="currency">
            <text:p>58,20 €</text:p>
          </table:table-cell>
          <table:table-cell table:style-name="ce20" table:formula="of:=[.I$4]*0.05*0.013" office:value-type="currency" office:currency="EUR" office:value="0.26" calcext:value-type="currency">
            <text:p>0,26 €</text:p>
          </table:table-cell>
          <table:table-cell table:style-name="ce20" table:formula="of:=[.C6]*[.M6]" office:value-type="currency" office:currency="EUR" office:value="25.22" calcext:value-type="currency">
            <text:p>25,22 €</text:p>
          </table:table-cell>
          <table:table-cell table:style-name="ce20" table:formula="of:=[.N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6]*[.C6]" office:value-type="currency" office:currency="EUR" office:value="36.516038" calcext:value-type="currency">
            <text:p>36,52 €</text:p>
          </table:table-cell>
          <table:table-cell table:formula="of:=[.S6]*1.2" office:value-type="currency" office:currency="EUR" office:value="43.8192456" calcext:value-type="currency">
            <text:p>43,82 €</text:p>
          </table:table-cell>
          <table:table-cell/>
          <table:table-cell table:formula="of:=[.R6]*0.8" office:value-type="currency" office:currency="EUR" office:value="0.3011632" calcext:value-type="currency">
            <text:p>0,30 €</text:p>
          </table:table-cell>
          <table:table-cell table:formula="of:=[.S6]*0.8" office:value-type="currency" office:currency="EUR" office:value="29.2128304" calcext:value-type="currency">
            <text:p>29,21 €</text:p>
          </table:table-cell>
          <table:table-cell table:formula="of:=[.T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6]*[.C6]" office:value-type="currency" office:currency="EUR" office:value="180.42" calcext:value-type="currency">
            <text:p>180,42 €</text:p>
          </table:table-cell>
          <table:table-cell table:formula="of:=[.AB6]*1.2" office:value-type="currency" office:currency="EUR" office:value="216.504" calcext:value-type="currency">
            <text:p>216,50 €</text:p>
          </table:table-cell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50x13x2500</text:p>
          </table:table-cell>
          <table:table-cell table:style-name="ce12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7]*[.J7]" office:value-type="currency" office:currency="EUR" office:value="196" calcext:value-type="currency">
            <text:p>196,00 €</text:p>
          </table:table-cell>
          <table:table-cell table:formula="of:=[.K7]*1.2" office:value-type="currency" office:currency="EUR" office:value="235.2" calcext:value-type="currency">
            <text:p>235,20 €</text:p>
          </table:table-cell>
          <table:table-cell table:style-name="ce20" table:formula="of:=[.I$4]*0.05*0.013" office:value-type="currency" office:currency="EUR" office:value="0.26" calcext:value-type="currency">
            <text:p>0,26 €</text:p>
          </table:table-cell>
          <table:table-cell table:style-name="ce20" table:formula="of:=[.C7]*[.M7]" office:value-type="currency" office:currency="EUR" office:value="101.92" calcext:value-type="currency">
            <text:p>101,92 €</text:p>
          </table:table-cell>
          <table:table-cell table:style-name="ce20" table:formula="of:=[.N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7]*[.C7]" office:value-type="currency" office:currency="EUR" office:value="147.569968" calcext:value-type="currency">
            <text:p>147,57 €</text:p>
          </table:table-cell>
          <table:table-cell table:formula="of:=[.S7]*1.2" office:value-type="currency" office:currency="EUR" office:value="177.0839616" calcext:value-type="currency">
            <text:p>177,08 €</text:p>
          </table:table-cell>
          <table:table-cell/>
          <table:table-cell table:formula="of:=[.R7]*0.8" office:value-type="currency" office:currency="EUR" office:value="0.3011632" calcext:value-type="currency">
            <text:p>0,30 €</text:p>
          </table:table-cell>
          <table:table-cell table:formula="of:=[.S7]*0.8" office:value-type="currency" office:currency="EUR" office:value="118.0559744" calcext:value-type="currency">
            <text:p>118,06 €</text:p>
          </table:table-cell>
          <table:table-cell table:formula="of:=[.T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7]*[.C7]" office:value-type="currency" office:currency="EUR" office:value="729.12" calcext:value-type="currency">
            <text:p>729,12 €</text:p>
          </table:table-cell>
          <table:table-cell table:formula="of:=[.AB7]*1.2" office:value-type="currency" office:currency="EUR" office:value="874.944" calcext:value-type="currency">
            <text:p>874,94 €</text:p>
          </table:table-cell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150</text:p>
          </table:table-cell>
          <table:table-cell table:style-name="ce12" table:formula="of:=[$'Parements intérieurs plafond'.C7]" office:value-type="float" office:value="165" calcext:value-type="float">
            <text:p>1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8]*[.J8]" office:value-type="currency" office:currency="EUR" office:value="82.5" calcext:value-type="currency">
            <text:p>82,50 €</text:p>
          </table:table-cell>
          <table:table-cell table:formula="of:=[.K8]*1.2" office:value-type="currency" office:currency="EUR" office:value="99" calcext:value-type="currency">
            <text:p>99,00 €</text:p>
          </table:table-cell>
          <table:table-cell table:style-name="ce20" table:formula="of:=[.I$4]*0.05*0.013" office:value-type="currency" office:currency="EUR" office:value="0.26" calcext:value-type="currency">
            <text:p>0,26 €</text:p>
          </table:table-cell>
          <table:table-cell table:style-name="ce20" table:formula="of:=[.C8]*[.M8]" office:value-type="currency" office:currency="EUR" office:value="42.9" calcext:value-type="currency">
            <text:p>42,90 €</text:p>
          </table:table-cell>
          <table:table-cell table:style-name="ce20" table:formula="of:=[.N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8]*[.C8]" office:value-type="currency" office:currency="EUR" office:value="62.11491" calcext:value-type="currency">
            <text:p>62,11 €</text:p>
          </table:table-cell>
          <table:table-cell table:formula="of:=[.S8]*1.2" office:value-type="currency" office:currency="EUR" office:value="74.537892" calcext:value-type="currency">
            <text:p>74,54 €</text:p>
          </table:table-cell>
          <table:table-cell/>
          <table:table-cell table:formula="of:=[.R8]*0.8" office:value-type="currency" office:currency="EUR" office:value="0.3011632" calcext:value-type="currency">
            <text:p>0,30 €</text:p>
          </table:table-cell>
          <table:table-cell table:formula="of:=[.S8]*0.8" office:value-type="currency" office:currency="EUR" office:value="49.691928" calcext:value-type="currency">
            <text:p>49,69 €</text:p>
          </table:table-cell>
          <table:table-cell table:formula="of:=[.T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8]*[.C8]" office:value-type="currency" office:currency="EUR" office:value="306.9" calcext:value-type="currency">
            <text:p>306,90 €</text:p>
          </table:table-cell>
          <table:table-cell table:formula="of:=[.AB8]*1.2" office:value-type="currency" office:currency="EUR" office:value="368.28" calcext:value-type="currency">
            <text:p>368,28 €</text:p>
          </table:table-cell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400</text:p>
          </table:table-cell>
          <table:table-cell table:style-name="ce12" table:formula="of:=[$'Parements intérieurs plafond'.C8]" office:value-type="float" office:value="129" calcext:value-type="float">
            <text:p>129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9]*[.J9]" office:value-type="currency" office:currency="EUR" office:value="64.5" calcext:value-type="currency">
            <text:p>64,50 €</text:p>
          </table:table-cell>
          <table:table-cell table:formula="of:=[.K9]*1.2" office:value-type="currency" office:currency="EUR" office:value="77.4" calcext:value-type="currency">
            <text:p>77,40 €</text:p>
          </table:table-cell>
          <table:table-cell table:style-name="ce20" table:formula="of:=[.I$4]*0.05*0.013" office:value-type="currency" office:currency="EUR" office:value="0.26" calcext:value-type="currency">
            <text:p>0,26 €</text:p>
          </table:table-cell>
          <table:table-cell table:style-name="ce20" table:formula="of:=[.C9]*[.M9]" office:value-type="currency" office:currency="EUR" office:value="33.54" calcext:value-type="currency">
            <text:p>33,54 €</text:p>
          </table:table-cell>
          <table:table-cell table:style-name="ce20" table:formula="of:=[.N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9]*[.C9]" office:value-type="currency" office:currency="EUR" office:value="48.562566" calcext:value-type="currency">
            <text:p>48,56 €</text:p>
          </table:table-cell>
          <table:table-cell table:formula="of:=[.S9]*1.2" office:value-type="currency" office:currency="EUR" office:value="58.2750792" calcext:value-type="currency">
            <text:p>58,28 €</text:p>
          </table:table-cell>
          <table:table-cell/>
          <table:table-cell table:formula="of:=[.R9]*0.8" office:value-type="currency" office:currency="EUR" office:value="0.3011632" calcext:value-type="currency">
            <text:p>0,30 €</text:p>
          </table:table-cell>
          <table:table-cell table:formula="of:=[.S9]*0.8" office:value-type="currency" office:currency="EUR" office:value="38.8500528" calcext:value-type="currency">
            <text:p>38,85 €</text:p>
          </table:table-cell>
          <table:table-cell table:formula="of:=[.T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9]*[.C9]" office:value-type="currency" office:currency="EUR" office:value="239.94" calcext:value-type="currency">
            <text:p>239,94 €</text:p>
          </table:table-cell>
          <table:table-cell table:formula="of:=[.AB9]*1.2" office:value-type="currency" office:currency="EUR" office:value="287.928" calcext:value-type="currency">
            <text:p>287,93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10]*[.J10]" office:value-type="currency" office:currency="EUR" office:value="0" calcext:value-type="currency">
            <text:p>0,00 €</text:p>
          </table:table-cell>
          <table:table-cell table:formula="of:=[.K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0]*[.C10]" office:value-type="currency" office:currency="EUR" office:value="0" calcext:value-type="currency">
            <text:p>0,00 €</text:p>
          </table:table-cell>
          <table:table-cell table:formula="of:=[.S10]*1.2" office:value-type="currency" office:currency="EUR" office:value="0" calcext:value-type="currency">
            <text:p>0,00 €</text:p>
          </table:table-cell>
          <table:table-cell/>
          <table:table-cell table:formula="of:=[.R10]*0.8" office:value-type="currency" office:currency="EUR" office:value="0" calcext:value-type="currency">
            <text:p>0,00 €</text:p>
          </table:table-cell>
          <table:table-cell table:formula="of:=[.S10]*0.8" office:value-type="currency" office:currency="EUR" office:value="0" calcext:value-type="currency">
            <text:p>0,00 €</text:p>
          </table:table-cell>
          <table:table-cell table:formula="of:=[.T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10]*[.C10]" office:value-type="currency" office:currency="EUR" office:value="0" calcext:value-type="currency">
            <text:p>0,00 €</text:p>
          </table:table-cell>
          <table:table-cell table:formula="of:=[.AB10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Plinthes plafond (raboté 1 face)</text:p>
          </table:table-cell>
          <table:table-cell table:style-name="ce12"/>
          <table:table-cell table:style-name="ce12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string" calcext:value-type="string">
            <text:p>???</text:p>
          </table:table-cell>
          <table:table-cell/>
          <table:table-cell table:formula="of:=[.K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1]*[.C11]" office:value-type="currency" office:currency="EUR" office:value="0" calcext:value-type="currency">
            <text:p>0,00 €</text:p>
          </table:table-cell>
          <table:table-cell table:formula="of:=[.S11]*1.2" office:value-type="currency" office:currency="EUR" office:value="0" calcext:value-type="currency">
            <text:p>0,00 €</text:p>
          </table:table-cell>
          <table:table-cell/>
          <table:table-cell table:formula="of:=[.R11]*0.8" office:value-type="currency" office:currency="EUR" office:value="0" calcext:value-type="currency">
            <text:p>0,00 €</text:p>
          </table:table-cell>
          <table:table-cell table:formula="of:=[.S11]*0.8" office:value-type="currency" office:currency="EUR" office:value="0" calcext:value-type="currency">
            <text:p>0,00 €</text:p>
          </table:table-cell>
          <table:table-cell table:formula="of:=[.T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0" table:formula="of:=6.38/3" office:value-type="currency" office:currency="EUR" office:value="2.12666666666667" calcext:value-type="currency">
            <text:p>2,13 €</text:p>
          </table:table-cell>
          <table:table-cell table:style-name="ce20" table:formula="of:=[.AA11]*[.C11]" office:value-type="currency" office:currency="EUR" office:value="174.386666666667" calcext:value-type="currency">
            <text:p>174,39 €</text:p>
          </table:table-cell>
          <table:table-cell table:style-name="ce20" table:formula="of:=[.AB11]*1.2" office:value-type="currency" office:currency="EUR" office:value="209.264" calcext:value-type="currency">
            <text:p>209,26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12]*[.J12]" office:value-type="currency" office:currency="EUR" office:value="0" calcext:value-type="currency">
            <text:p>0,00 €</text:p>
          </table:table-cell>
          <table:table-cell table:formula="of:=[.K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2]*[.C12]" office:value-type="currency" office:currency="EUR" office:value="0" calcext:value-type="currency">
            <text:p>0,00 €</text:p>
          </table:table-cell>
          <table:table-cell table:formula="of:=[.S12]*1.2" office:value-type="currency" office:currency="EUR" office:value="0" calcext:value-type="currency">
            <text:p>0,00 €</text:p>
          </table:table-cell>
          <table:table-cell/>
          <table:table-cell table:formula="of:=[.R12]*0.8" office:value-type="currency" office:currency="EUR" office:value="0" calcext:value-type="currency">
            <text:p>0,00 €</text:p>
          </table:table-cell>
          <table:table-cell table:formula="of:=[.S12]*0.8" office:value-type="currency" office:currency="EUR" office:value="0" calcext:value-type="currency">
            <text:p>0,00 €</text:p>
          </table:table-cell>
          <table:table-cell table:formula="of:=[.T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12]*[.C12]" office:value-type="currency" office:currency="EUR" office:value="0" calcext:value-type="currency">
            <text:p>0,00 €</text:p>
          </table:table-cell>
          <table:table-cell table:formula="of:=[.AB12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Bardage Douglas à joints couverts</text:p>
          </table:table-cell>
          <table:table-cell table:style-name="ce12" office:value-type="string" calcext:value-type="string">
            <text:p>longueur 4m</text:p>
          </table:table-cell>
          <table:table-cell table:style-name="ce12" table:formula="of:=[$'Parements extérieurs'.C6]" office:value-type="float" office:value="33" calcext:value-type="float">
            <text:p>33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3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J13]" office:value-type="currency" office:currency="EUR" office:value="330" calcext:value-type="currency">
            <text:p>330,00 €</text:p>
          </table:table-cell>
          <table:table-cell table:formula="of:=[.K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M13]" office:value-type="currency" office:currency="EUR" office:value="396" calcext:value-type="currency">
            <text:p>396,00 €</text:p>
          </table:table-cell>
          <table:table-cell table:formula="of:=[.N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20" office:value-type="currency" office:currency="EUR" office:value="13.41" calcext:value-type="currency">
            <text:p>13,41 €</text:p>
          </table:table-cell>
          <table:table-cell table:style-name="ce20" table:formula="of:=[.R13]*[.C13]" office:value-type="currency" office:currency="EUR" office:value="442.53" calcext:value-type="currency">
            <text:p>442,53 €</text:p>
          </table:table-cell>
          <table:table-cell table:style-name="ce20" table:formula="of:=[.S13]*1.2" office:value-type="currency" office:currency="EUR" office:value="531.036" calcext:value-type="currency">
            <text:p>531,04 €</text:p>
          </table:table-cell>
          <table:table-cell table:style-name="ce17"/>
          <table:table-cell table:style-name="ce20" table:formula="of:=[.R13]*0.8" office:value-type="currency" office:currency="EUR" office:value="10.728" calcext:value-type="currency">
            <text:p>10,73 €</text:p>
          </table:table-cell>
          <table:table-cell table:style-name="ce20" table:formula="of:=[.S13]*0.8" office:value-type="currency" office:currency="EUR" office:value="354.024" calcext:value-type="currency">
            <text:p>354,02 €</text:p>
          </table:table-cell>
          <table:table-cell table:style-name="ce20" table:formula="of:=[.T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A13]*[.C13]" office:value-type="currency" office:currency="EUR" office:value="908.16" calcext:value-type="currency">
            <text:p>908,16 €</text:p>
          </table:table-cell>
          <table:table-cell table:formula="of:=[.AB13]*1.2" office:value-type="currency" office:currency="EUR" office:value="1089.792" calcext:value-type="currency">
            <text:p>1 089,79 €</text:p>
          </table:table-cell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longueur 3m</text:p>
          </table:table-cell>
          <table:table-cell table:style-name="ce12" table:formula="of:=['Parements extérieurs'.C16]+['Parements extérieurs'.C17]" office:value-type="float" office:value="10" calcext:value-type="float">
            <text:p>10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14]*[.J14]" office:value-type="currency" office:currency="EUR" office:value="100" calcext:value-type="currency">
            <text:p>100,00 €</text:p>
          </table:table-cell>
          <table:table-cell table:formula="of:=[.K14]*1.2" office:value-type="currency" office:currency="EUR" office:value="120" calcext:value-type="currency">
            <text:p>120,00 €</text:p>
          </table:table-cell>
          <table:table-cell table:number-columns-repeated="5"/>
          <table:table-cell table:style-name="ce20" table:number-columns-repeated="3"/>
          <table:table-cell table:style-name="ce17"/>
          <table:table-cell table:style-name="ce20" table:number-columns-repeated="3"/>
          <table:table-cell table:number-columns-repeated="5"/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longueur 2m</text:p>
          </table:table-cell>
          <table:table-cell table:style-name="ce12" table:formula="of:=['Parements extérieurs'.C14]+['Parements extérieurs'.C7]" office:value-type="float" office:value="35.2" calcext:value-type="float">
            <text:p>35,2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15]*[.J15]" office:value-type="currency" office:currency="EUR" office:value="352" calcext:value-type="currency">
            <text:p>352,00 €</text:p>
          </table:table-cell>
          <table:table-cell table:formula="of:=[.K15]*1.2" office:value-type="currency" office:currency="EUR" office:value="422.4" calcext:value-type="currency">
            <text:p>422,40 €</text:p>
          </table:table-cell>
          <table:table-cell table:number-columns-repeated="5"/>
          <table:table-cell table:style-name="ce20" table:number-columns-repeated="3"/>
          <table:table-cell table:style-name="ce17"/>
          <table:table-cell table:style-name="ce20" table:number-columns-repeated="3"/>
          <table:table-cell table:number-columns-repeated="5"/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Longueur &gt; 1,5m</text:p>
          </table:table-cell>
          <table:table-cell table:style-name="ce12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3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J16]" office:value-type="currency" office:currency="EUR" office:value="750" calcext:value-type="currency">
            <text:p>750,00 €</text:p>
          </table:table-cell>
          <table:table-cell table:formula="of:=[.K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M16]" office:value-type="currency" office:currency="EUR" office:value="900" calcext:value-type="currency">
            <text:p>900,00 €</text:p>
          </table:table-cell>
          <table:table-cell table:formula="of:=[.N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20" office:value-type="currency" office:currency="EUR" office:value="13.41" calcext:value-type="currency">
            <text:p>13,41 €</text:p>
          </table:table-cell>
          <table:table-cell table:style-name="ce20" table:formula="of:=[.R16]*[.C16]" office:value-type="currency" office:currency="EUR" office:value="1005.75" calcext:value-type="currency">
            <text:p>1 005,75 €</text:p>
          </table:table-cell>
          <table:table-cell table:style-name="ce20" table:formula="of:=[.S16]*1.2" office:value-type="currency" office:currency="EUR" office:value="1206.9" calcext:value-type="currency">
            <text:p>1 206,90 €</text:p>
          </table:table-cell>
          <table:table-cell table:style-name="ce17"/>
          <table:table-cell table:style-name="ce20" table:formula="of:=[.R16]*0.8" office:value-type="currency" office:currency="EUR" office:value="10.728" calcext:value-type="currency">
            <text:p>10,73 €</text:p>
          </table:table-cell>
          <table:table-cell table:style-name="ce20" table:formula="of:=[.S16]*0.8" office:value-type="currency" office:currency="EUR" office:value="804.6" calcext:value-type="currency">
            <text:p>804,60 €</text:p>
          </table:table-cell>
          <table:table-cell table:style-name="ce20" table:formula="of:=[.T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A16]*[.C16]" office:value-type="currency" office:currency="EUR" office:value="2064" calcext:value-type="currency">
            <text:p>2 064,00 €</text:p>
          </table:table-cell>
          <table:table-cell table:formula="of:=[.AB16]*1.2" office:value-type="currency" office:currency="EUR" office:value="2476.8" calcext:value-type="currency">
            <text:p>2 476,80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3"/>
          <table:table-cell office:value-type="string" calcext:value-type="string">
            <text:p>couvrejoint</text:p>
          </table:table-cell>
          <table:table-cell/>
          <table:table-cell table:formula="of:=[.C17]*[.J17]" office:value-type="currency" office:currency="EUR" office:value="0" calcext:value-type="currency">
            <text:p>0,00 €</text:p>
          </table:table-cell>
          <table:table-cell table:formula="of:=[.K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M17]*[$'Parements extérieurs'.C19]" office:value-type="currency" office:currency="EUR" office:value="533.45" calcext:value-type="currency">
            <text:p>533,45 €</text:p>
          </table:table-cell>
          <table:table-cell table:formula="of:=[.N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20" office:value-type="currency" office:currency="EUR" office:value="0.45" calcext:value-type="currency">
            <text:p>0,45 €</text:p>
          </table:table-cell>
          <table:table-cell table:style-name="ce20" table:formula="of:=[.R17]*[$'Parements extérieurs'.C19]" office:value-type="currency" office:currency="EUR" office:value="510.75" calcext:value-type="currency">
            <text:p>510,75 €</text:p>
          </table:table-cell>
          <table:table-cell table:style-name="ce20" table:formula="of:=[.S17]*1.2" office:value-type="currency" office:currency="EUR" office:value="612.9" calcext:value-type="currency">
            <text:p>612,90 €</text:p>
          </table:table-cell>
          <table:table-cell table:style-name="ce17"/>
          <table:table-cell table:style-name="ce20" table:formula="of:=[.R17]*0.8" office:value-type="currency" office:currency="EUR" office:value="0.36" calcext:value-type="currency">
            <text:p>0,36 €</text:p>
          </table:table-cell>
          <table:table-cell table:style-name="ce20" table:formula="of:=[.S17]*0.8" office:value-type="currency" office:currency="EUR" office:value="408.6" calcext:value-type="currency">
            <text:p>408,60 €</text:p>
          </table:table-cell>
          <table:table-cell table:style-name="ce20" table:formula="of:=[.T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AA17]*[.Z17]" office:value-type="currency" office:currency="EUR" office:value="300" calcext:value-type="currency">
            <text:p>300,00 €</text:p>
          </table:table-cell>
          <table:table-cell table:formula="of:=[.AB17]*1.2" office:value-type="currency" office:currency="EUR" office:value="360" calcext:value-type="currency">
            <text:p>360,00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18]*[.J18]" office:value-type="currency" office:currency="EUR" office:value="0" calcext:value-type="currency">
            <text:p>0,00 €</text:p>
          </table:table-cell>
          <table:table-cell table:formula="of:=[.K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A18]*[.Z18]" office:value-type="currency" office:currency="EUR" office:value="960" calcext:value-type="currency">
            <text:p>960,00 €</text:p>
          </table:table-cell>
          <table:table-cell table:formula="of:=[.AB18]*1.2" office:value-type="currency" office:currency="EUR" office:value="1152" calcext:value-type="currency">
            <text:p>1 152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Tasseaux</text:p>
          </table:table-cell>
          <table:table-cell table:style-name="ce12" office:value-type="string" calcext:value-type="string">
            <text:p>22x50</text:p>
          </table:table-cell>
          <table:table-cell table:style-name="ce12" table:formula="of:=[$'Parements extérieurs'.C43]" office:value-type="float" office:value="645" calcext:value-type="float">
            <text:p>64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0.55" calcext:value-type="currency">
            <text:p>0,55 €</text:p>
          </table:table-cell>
          <table:table-cell table:formula="of:=[.C19]*[.J19]" office:value-type="currency" office:currency="EUR" office:value="354.75" calcext:value-type="currency">
            <text:p>354,75 €</text:p>
          </table:table-cell>
          <table:table-cell table:formula="of:=[.K19]*1.2" office:value-type="currency" office:currency="EUR" office:value="425.7" calcext:value-type="currency">
            <text:p>425,70 €</text:p>
          </table:table-cell>
          <table:table-cell table:style-name="ce20" table:formula="of:=250/585" office:value-type="currency" office:currency="EUR" office:value="0.427350427350427" calcext:value-type="currency">
            <text:p>0,43 €</text:p>
          </table:table-cell>
          <table:table-cell table:style-name="ce20" table:formula="of:=[.C19]*[.M19]" office:value-type="currency" office:currency="EUR" office:value="275.641025641025" calcext:value-type="currency">
            <text:p>275,64 €</text:p>
          </table:table-cell>
          <table:table-cell table:style-name="ce20" table:formula="of:=[.N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R19]*[.C19]" office:value-type="currency" office:currency="EUR" office:value="554.7" calcext:value-type="currency">
            <text:p>554,70 €</text:p>
          </table:table-cell>
          <table:table-cell table:formula="of:=[.S19]*1.2" office:value-type="currency" office:currency="EUR" office:value="665.64" calcext:value-type="currency">
            <text:p>665,64 €</text:p>
          </table:table-cell>
          <table:table-cell/>
          <table:table-cell table:style-name="ce20" table:formula="of:=[.R19]*0.8" office:value-type="currency" office:currency="EUR" office:value="0.688" calcext:value-type="currency">
            <text:p>0,69 €</text:p>
          </table:table-cell>
          <table:table-cell table:style-name="ce20" table:formula="of:=[.S19]*0.8" office:value-type="currency" office:currency="EUR" office:value="443.76" calcext:value-type="currency">
            <text:p>443,76 €</text:p>
          </table:table-cell>
          <table:table-cell table:style-name="ce20" table:formula="of:=[.T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A19]*[.C19]" office:value-type="currency" office:currency="EUR" office:value="485.9" calcext:value-type="currency">
            <text:p>485,90 €</text:p>
          </table:table-cell>
          <table:table-cell table:formula="of:=[.AB19]*1.2" office:value-type="currency" office:currency="EUR" office:value="583.08" calcext:value-type="currency">
            <text:p>583,08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20]*[.J20]" office:value-type="currency" office:currency="EUR" office:value="0" calcext:value-type="currency">
            <text:p>0,00 €</text:p>
          </table:table-cell>
          <table:table-cell table:formula="of:=[.K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0]*[.C20]" office:value-type="currency" office:currency="EUR" office:value="0" calcext:value-type="currency">
            <text:p>0,00 €</text:p>
          </table:table-cell>
          <table:table-cell table:formula="of:=[.S20]*1.2" office:value-type="currency" office:currency="EUR" office:value="0" calcext:value-type="currency">
            <text:p>0,00 €</text:p>
          </table:table-cell>
          <table:table-cell/>
          <table:table-cell table:formula="of:=[.R20]*0.8" office:value-type="currency" office:currency="EUR" office:value="0" calcext:value-type="currency">
            <text:p>0,00 €</text:p>
          </table:table-cell>
          <table:table-cell table:formula="of:=[.S20]*0.8" office:value-type="currency" office:currency="EUR" office:value="0" calcext:value-type="currency">
            <text:p>0,00 €</text:p>
          </table:table-cell>
          <table:table-cell table:formula="of:=[.T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0]*[.C20]" office:value-type="currency" office:currency="EUR" office:value="0" calcext:value-type="currency">
            <text:p>0,00 €</text:p>
          </table:table-cell>
          <table:table-cell table:formula="of:=[.AB20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Cache-moineaux Douglas (15mm)</text:p>
          </table:table-cell>
          <table:table-cell table:style-name="ce12"/>
          <table:table-cell table:style-name="ce12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4"/>
          <table:table-cell office:value-type="currency" office:currency="EUR" office:value="6.75" calcext:value-type="currency">
            <text:p>6,75 €</text:p>
          </table:table-cell>
          <table:table-cell table:formula="of:=[.C21]*[.J21]" office:value-type="currency" office:currency="EUR" office:value="519.75" calcext:value-type="currency">
            <text:p>519,75 €</text:p>
          </table:table-cell>
          <table:table-cell table:formula="of:=[.K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R21]*[.C21]" office:value-type="currency" office:currency="EUR" office:value="0" calcext:value-type="currency">
            <text:p>0,00 €</text:p>
          </table:table-cell>
          <table:table-cell table:formula="of:=[.S21]*1.2" office:value-type="currency" office:currency="EUR" office:value="0" calcext:value-type="currency">
            <text:p>0,00 €</text:p>
          </table:table-cell>
          <table:table-cell/>
          <table:table-cell table:formula="of:=[.R21]*0.8" office:value-type="currency" office:currency="EUR" office:value="0" calcext:value-type="currency">
            <text:p>0,00 €</text:p>
          </table:table-cell>
          <table:table-cell table:formula="of:=[.S21]*0.8" office:value-type="currency" office:currency="EUR" office:value="0" calcext:value-type="currency">
            <text:p>0,00 €</text:p>
          </table:table-cell>
          <table:table-cell table:formula="of:=[.T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20" table:formula="of:=2.03/3" office:value-type="currency" office:currency="EUR" office:value="0.676666666666667" calcext:value-type="currency">
            <text:p>0,68 €</text:p>
          </table:table-cell>
          <table:table-cell table:style-name="ce20" table:formula="of:=[.AA21]*[.C21]" office:value-type="currency" office:currency="EUR" office:value="52.1033333333333" calcext:value-type="currency">
            <text:p>52,10 €</text:p>
          </table:table-cell>
          <table:table-cell table:style-name="ce20" table:formula="of:=[.AB21]*1.2" office:value-type="currency" office:currency="EUR" office:value="62.524" calcext:value-type="currency">
            <text:p>62,52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22]*[.J22]" office:value-type="currency" office:currency="EUR" office:value="0" calcext:value-type="currency">
            <text:p>0,00 €</text:p>
          </table:table-cell>
          <table:table-cell table:formula="of:=[.K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2]*[.C22]" office:value-type="currency" office:currency="EUR" office:value="0" calcext:value-type="currency">
            <text:p>0,00 €</text:p>
          </table:table-cell>
          <table:table-cell table:formula="of:=[.S22]*1.2" office:value-type="currency" office:currency="EUR" office:value="0" calcext:value-type="currency">
            <text:p>0,00 €</text:p>
          </table:table-cell>
          <table:table-cell/>
          <table:table-cell table:formula="of:=[.R22]*0.8" office:value-type="currency" office:currency="EUR" office:value="0" calcext:value-type="currency">
            <text:p>0,00 €</text:p>
          </table:table-cell>
          <table:table-cell table:formula="of:=[.S22]*0.8" office:value-type="currency" office:currency="EUR" office:value="0" calcext:value-type="currency">
            <text:p>0,00 €</text:p>
          </table:table-cell>
          <table:table-cell table:formula="of:=[.T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2]*[.C22]" office:value-type="currency" office:currency="EUR" office:value="0" calcext:value-type="currency">
            <text:p>0,00 €</text:p>
          </table:table-cell>
          <table:table-cell table:formula="of:=[.AB22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3" office:value-type="string" calcext:value-type="string">
            <text:p>X Poteaux Douglas Hors Aubier</text:p>
          </table:table-cell>
          <table:table-cell table:style-name="ce13" office:value-type="string" calcext:value-type="string">
            <text:p>10x10x3000</text:p>
          </table:table-cell>
          <table:table-cell table:style-name="ce13" table:formula="of:=[$Casquette.C4]" office:value-type="float" office:value="3" calcext:value-type="float">
            <text:p>3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Pergola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J23]*3" office:value-type="currency" office:currency="EUR" office:value="40.5" calcext:value-type="currency">
            <text:p>40,50 €</text:p>
          </table:table-cell>
          <table:table-cell table:formula="of:=[.K23]*1.2" office:value-type="currency" office:currency="EUR" office:value="48.6" calcext:value-type="currency">
            <text:p>48,60 €</text:p>
          </table:table-cell>
          <table:table-cell table:style-name="ce20" table:formula="of:=[.I4]*0.1*0.1*3" office:value-type="currency" office:currency="EUR" office:value="12" calcext:value-type="currency">
            <text:p>12,00 €</text:p>
          </table:table-cell>
          <table:table-cell table:style-name="ce20" table:formula="of:=[.C23]*[.M23]" office:value-type="currency" office:currency="EUR" office:value="36" calcext:value-type="currency">
            <text:p>36,00 €</text:p>
          </table:table-cell>
          <table:table-cell table:style-name="ce20" table:formula="of:=[.N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1*0.1*3" office:value-type="currency" office:currency="EUR" office:value="17.3748" calcext:value-type="currency">
            <text:p>17,37 €</text:p>
          </table:table-cell>
          <table:table-cell table:formula="of:=[.R23]*[.C23]" office:value-type="currency" office:currency="EUR" office:value="52.1244" calcext:value-type="currency">
            <text:p>52,12 €</text:p>
          </table:table-cell>
          <table:table-cell table:formula="of:=[.S23]*1.2" office:value-type="currency" office:currency="EUR" office:value="62.54928" calcext:value-type="currency">
            <text:p>62,55 €</text:p>
          </table:table-cell>
          <table:table-cell/>
          <table:table-cell table:style-name="ce20" table:formula="of:=[.R23]*0.8" office:value-type="currency" office:currency="EUR" office:value="13.89984" calcext:value-type="currency">
            <text:p>13,90 €</text:p>
          </table:table-cell>
          <table:table-cell table:style-name="ce20" table:formula="of:=[.S23]*0.8" office:value-type="currency" office:currency="EUR" office:value="41.69952" calcext:value-type="currency">
            <text:p>41,70 €</text:p>
          </table:table-cell>
          <table:table-cell table:style-name="ce20" table:formula="of:=[.T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A23]*[.C23]" office:value-type="currency" office:currency="EUR" office:value="45" calcext:value-type="currency">
            <text:p>45,00 €</text:p>
          </table:table-cell>
          <table:table-cell table:formula="of:=[.AB23]*1.2" office:value-type="currency" office:currency="EUR" office:value="54" calcext:value-type="currency">
            <text:p>54,00 €</text:p>
          </table:table-cell>
          <table:table-cell table:style-name="ce20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24]*[.J24]" office:value-type="currency" office:currency="EUR" office:value="0" calcext:value-type="currency">
            <text:p>0,00 €</text:p>
          </table:table-cell>
          <table:table-cell table:formula="of:=[.K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4]*[.C24]" office:value-type="currency" office:currency="EUR" office:value="0" calcext:value-type="currency">
            <text:p>0,00 €</text:p>
          </table:table-cell>
          <table:table-cell table:formula="of:=[.S24]*1.2" office:value-type="currency" office:currency="EUR" office:value="0" calcext:value-type="currency">
            <text:p>0,00 €</text:p>
          </table:table-cell>
          <table:table-cell/>
          <table:table-cell table:formula="of:=[.R24]*0.8" office:value-type="currency" office:currency="EUR" office:value="0" calcext:value-type="currency">
            <text:p>0,00 €</text:p>
          </table:table-cell>
          <table:table-cell table:formula="of:=[.S24]*0.8" office:value-type="currency" office:currency="EUR" office:value="0" calcext:value-type="currency">
            <text:p>0,00 €</text:p>
          </table:table-cell>
          <table:table-cell table:formula="of:=[.T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4]*[.C24]" office:value-type="currency" office:currency="EUR" office:value="0" calcext:value-type="currency">
            <text:p>0,00 €</text:p>
          </table:table-cell>
          <table:table-cell table:formula="of:=[.AB24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Liens Douglas Hors Aubier</text:p>
          </table:table-cell>
          <table:table-cell table:style-name="ce12" table:number-columns-repeated="4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5]*[.J25]" office:value-type="currency" office:currency="EUR" office:value="0" calcext:value-type="currency">
            <text:p>0,00 €</text:p>
          </table:table-cell>
          <table:table-cell table:formula="of:=[.K25]*1.2" office:value-type="currency" office:currency="EUR" office:value="0" calcext:value-type="currency">
            <text:p>0,00 €</text:p>
          </table:table-cell>
          <table:table-cell table:style-name="ce20" table:formula="of:=[.I$4]*0.03*0.15" office:value-type="currency" office:currency="EUR" office:value="1.8" calcext:value-type="currency">
            <text:p>1,80 €</text:p>
          </table:table-cell>
          <table:table-cell table:style-name="ce20" table:formula="of:=[.C25]*[.M25]" office:value-type="currency" office:currency="EUR" office:value="0" calcext:value-type="currency">
            <text:p>0,00 €</text:p>
          </table:table-cell>
          <table:table-cell table:style-name="ce20" table:formula="of:=[.N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5]*[.C25]" office:value-type="currency" office:currency="EUR" office:value="0" calcext:value-type="currency">
            <text:p>0,00 €</text:p>
          </table:table-cell>
          <table:table-cell table:formula="of:=[.S25]*1.2" office:value-type="currency" office:currency="EUR" office:value="0" calcext:value-type="currency">
            <text:p>0,00 €</text:p>
          </table:table-cell>
          <table:table-cell/>
          <table:table-cell table:formula="of:=[.R25]*0.8" office:value-type="currency" office:currency="EUR" office:value="2.084976" calcext:value-type="currency">
            <text:p>2,08 €</text:p>
          </table:table-cell>
          <table:table-cell table:formula="of:=[.S25]*0.8" office:value-type="currency" office:currency="EUR" office:value="0" calcext:value-type="currency">
            <text:p>0,00 €</text:p>
          </table:table-cell>
          <table:table-cell table:formula="of:=[.T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A25]*[.C25]" office:value-type="currency" office:currency="EUR" office:value="0" calcext:value-type="currency">
            <text:p>0,00 €</text:p>
          </table:table-cell>
          <table:table-cell table:formula="of:=[.AB25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0x150x2500</text:p>
          </table:table-cell>
          <table:table-cell table:style-name="ce13" table:formula="of:=[Casquette.C20]" office:value-type="float" office:value="8" calcext:value-type="float">
            <text:p>8</text:p>
          </table:table-cell>
          <table:table-cell table:style-name="ce13" office:value-type="string" calcext:value-type="string">
            <text:p>ml</text:p>
          </table:table-cell>
          <table:table-cell table:style-name="ce13" table:formula="of:=ROUNDUP([.C26]/2.5)" office:value-type="float" office:value="4" calcext:value-type="float">
            <text:p>4</text:p>
          </table:table-cell>
          <table:table-cell table:style-name="ce17" office:value-type="string" calcext:value-type="string">
            <text:p>Pergola</text:p>
          </table:table-cell>
          <table:table-cell table:number-columns-repeated="6"/>
          <table:table-cell table:style-name="ce20" table:number-columns-repeated="3"/>
          <table:table-cell table:number-columns-repeated="14"/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27]*[.J27]" office:value-type="currency" office:currency="EUR" office:value="0" calcext:value-type="currency">
            <text:p>0,00 €</text:p>
          </table:table-cell>
          <table:table-cell table:formula="of:=[.K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7]*[.C27]" office:value-type="currency" office:currency="EUR" office:value="0" calcext:value-type="currency">
            <text:p>0,00 €</text:p>
          </table:table-cell>
          <table:table-cell table:formula="of:=[.S27]*1.2" office:value-type="currency" office:currency="EUR" office:value="0" calcext:value-type="currency">
            <text:p>0,00 €</text:p>
          </table:table-cell>
          <table:table-cell/>
          <table:table-cell table:formula="of:=[.R27]*0.8" office:value-type="currency" office:currency="EUR" office:value="0" calcext:value-type="currency">
            <text:p>0,00 €</text:p>
          </table:table-cell>
          <table:table-cell table:formula="of:=[.S27]*0.8" office:value-type="currency" office:currency="EUR" office:value="0" calcext:value-type="currency">
            <text:p>0,00 €</text:p>
          </table:table-cell>
          <table:table-cell table:formula="of:=[.T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7]*[.C27]" office:value-type="currency" office:currency="EUR" office:value="0" calcext:value-type="currency">
            <text:p>0,00 €</text:p>
          </table:table-cell>
          <table:table-cell table:formula="of:=[.AB27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3" office:value-type="string" calcext:value-type="string">
            <text:p>X Solives Hors Aubier</text:p>
          </table:table-cell>
          <table:table-cell table:style-name="ce13" office:value-type="string" calcext:value-type="string">
            <text:p>30x150x3200</text:p>
          </table:table-cell>
          <table:table-cell table:style-name="ce13" table:formula="of:=[$Casquette.C7]" office:value-type="float" office:value="36" calcext:value-type="float">
            <text:p>36</text:p>
          </table:table-cell>
          <table:table-cell table:style-name="ce13" office:value-type="string" calcext:value-type="string">
            <text:p>ml</text:p>
          </table:table-cell>
          <table:table-cell table:style-name="ce13" table:formula="of:=ROUNDUP([.C28]/3.2)" office:value-type="float" office:value="12" calcext:value-type="float">
            <text:p>12</text:p>
          </table:table-cell>
          <table:table-cell table:style-name="ce17"/>
          <table:table-cell table:number-columns-repeated="3"/>
          <table:table-cell office:value-type="currency" office:currency="EUR" office:value="2.1" calcext:value-type="currency">
            <text:p>2,10 €</text:p>
          </table:table-cell>
          <table:table-cell table:formula="of:=[.C28]*[.J28]" office:value-type="currency" office:currency="EUR" office:value="75.6" calcext:value-type="currency">
            <text:p>75,60 €</text:p>
          </table:table-cell>
          <table:table-cell table:formula="of:=[.K28]*1.2" office:value-type="currency" office:currency="EUR" office:value="90.72" calcext:value-type="currency">
            <text:p>90,72 €</text:p>
          </table:table-cell>
          <table:table-cell table:style-name="ce20" table:formula="of:=[.I$4]*0.03*0.15" office:value-type="currency" office:currency="EUR" office:value="1.8" calcext:value-type="currency">
            <text:p>1,80 €</text:p>
          </table:table-cell>
          <table:table-cell table:style-name="ce20" table:formula="of:=[.C28]*[.M28]" office:value-type="currency" office:currency="EUR" office:value="64.8" calcext:value-type="currency">
            <text:p>64,80 €</text:p>
          </table:table-cell>
          <table:table-cell table:style-name="ce20" table:formula="of:=[.N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8]*[.C28]" office:value-type="currency" office:currency="EUR" office:value="93.82392" calcext:value-type="currency">
            <text:p>93,82 €</text:p>
          </table:table-cell>
          <table:table-cell table:formula="of:=[.S28]*1.2" office:value-type="currency" office:currency="EUR" office:value="112.588704" calcext:value-type="currency">
            <text:p>112,59 €</text:p>
          </table:table-cell>
          <table:table-cell/>
          <table:table-cell table:formula="of:=[.R28]*0.8" office:value-type="currency" office:currency="EUR" office:value="2.084976" calcext:value-type="currency">
            <text:p>2,08 €</text:p>
          </table:table-cell>
          <table:table-cell table:formula="of:=[.S28]*0.8" office:value-type="currency" office:currency="EUR" office:value="75.059136" calcext:value-type="currency">
            <text:p>75,06 €</text:p>
          </table:table-cell>
          <table:table-cell table:formula="of:=[.T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A28]*[.C28]" office:value-type="currency" office:currency="EUR" office:value="94.0114285714286" calcext:value-type="currency">
            <text:p>94,01 €</text:p>
          </table:table-cell>
          <table:table-cell table:formula="of:=[.AB28]*1.2" office:value-type="currency" office:currency="EUR" office:value="112.813714285714" calcext:value-type="currency">
            <text:p>112,81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9]*[.J29]" office:value-type="currency" office:currency="EUR" office:value="0" calcext:value-type="currency">
            <text:p>0,00 €</text:p>
          </table:table-cell>
          <table:table-cell table:formula="of:=[.K29]*1.2" office:value-type="currency" office:currency="EUR" office:value="0" calcext:value-type="currency">
            <text:p>0,00 €</text:p>
          </table:table-cell>
          <table:table-cell table:style-name="ce20" table:formula="of:=[.I$4]*0.03*0.15" office:value-type="currency" office:currency="EUR" office:value="1.8" calcext:value-type="currency">
            <text:p>1,80 €</text:p>
          </table:table-cell>
          <table:table-cell table:style-name="ce20" table:formula="of:=[.C29]*[.M29]" office:value-type="currency" office:currency="EUR" office:value="0" calcext:value-type="currency">
            <text:p>0,00 €</text:p>
          </table:table-cell>
          <table:table-cell table:style-name="ce20" table:formula="of:=[.N29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9]*[.C29]" office:value-type="currency" office:currency="EUR" office:value="0" calcext:value-type="currency">
            <text:p>0,00 €</text:p>
          </table:table-cell>
          <table:table-cell table:formula="of:=[.S29]*1.2" office:value-type="currency" office:currency="EUR" office:value="0" calcext:value-type="currency">
            <text:p>0,00 €</text:p>
          </table:table-cell>
          <table:table-cell/>
          <table:table-cell table:formula="of:=[.R29]*0.8" office:value-type="currency" office:currency="EUR" office:value="2.084976" calcext:value-type="currency">
            <text:p>2,08 €</text:p>
          </table:table-cell>
          <table:table-cell table:formula="of:=[.S29]*0.8" office:value-type="currency" office:currency="EUR" office:value="0" calcext:value-type="currency">
            <text:p>0,00 €</text:p>
          </table:table-cell>
          <table:table-cell table:formula="of:=[.T29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A29]*[.C29]" office:value-type="currency" office:currency="EUR" office:value="0" calcext:value-type="currency">
            <text:p>0,00 €</text:p>
          </table:table-cell>
          <table:table-cell table:formula="of:=[.AB29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30]*[.J30]" office:value-type="currency" office:currency="EUR" office:value="0" calcext:value-type="currency">
            <text:p>0,00 €</text:p>
          </table:table-cell>
          <table:table-cell table:formula="of:=[.K30]*1.2" office:value-type="currency" office:currency="EUR" office:value="0" calcext:value-type="currency">
            <text:p>0,00 €</text:p>
          </table:table-cell>
          <table:table-cell table:style-name="ce20" table:formula="of:=[.I$4]*0.03*0.15" office:value-type="currency" office:currency="EUR" office:value="1.8" calcext:value-type="currency">
            <text:p>1,80 €</text:p>
          </table:table-cell>
          <table:table-cell table:style-name="ce20" table:formula="of:=[.C30]*[.M30]" office:value-type="currency" office:currency="EUR" office:value="0" calcext:value-type="currency">
            <text:p>0,00 €</text:p>
          </table:table-cell>
          <table:table-cell table:style-name="ce20" table:formula="of:=[.N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30]*[.C30]" office:value-type="currency" office:currency="EUR" office:value="0" calcext:value-type="currency">
            <text:p>0,00 €</text:p>
          </table:table-cell>
          <table:table-cell table:formula="of:=[.S30]*1.2" office:value-type="currency" office:currency="EUR" office:value="0" calcext:value-type="currency">
            <text:p>0,00 €</text:p>
          </table:table-cell>
          <table:table-cell/>
          <table:table-cell table:formula="of:=[.R30]*0.8" office:value-type="currency" office:currency="EUR" office:value="2.084976" calcext:value-type="currency">
            <text:p>2,08 €</text:p>
          </table:table-cell>
          <table:table-cell table:formula="of:=[.S30]*0.8" office:value-type="currency" office:currency="EUR" office:value="0" calcext:value-type="currency">
            <text:p>0,00 €</text:p>
          </table:table-cell>
          <table:table-cell table:formula="of:=[.T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A30]*[.C30]" office:value-type="currency" office:currency="EUR" office:value="0" calcext:value-type="currency">
            <text:p>0,00 €</text:p>
          </table:table-cell>
          <table:table-cell table:formula="of:=[.AB30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31]*[.J31]" office:value-type="currency" office:currency="EUR" office:value="0" calcext:value-type="currency">
            <text:p>0,00 €</text:p>
          </table:table-cell>
          <table:table-cell table:formula="of:=[.K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31]*[.C31]" office:value-type="currency" office:currency="EUR" office:value="0" calcext:value-type="currency">
            <text:p>0,00 €</text:p>
          </table:table-cell>
          <table:table-cell table:formula="of:=[.S31]*1.2" office:value-type="currency" office:currency="EUR" office:value="0" calcext:value-type="currency">
            <text:p>0,00 €</text:p>
          </table:table-cell>
          <table:table-cell/>
          <table:table-cell table:formula="of:=[.R31]*0.8" office:value-type="currency" office:currency="EUR" office:value="0" calcext:value-type="currency">
            <text:p>0,00 €</text:p>
          </table:table-cell>
          <table:table-cell table:formula="of:=[.S31]*0.8" office:value-type="currency" office:currency="EUR" office:value="0" calcext:value-type="currency">
            <text:p>0,00 €</text:p>
          </table:table-cell>
          <table:table-cell table:formula="of:=[.T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31]*[.C31]" office:value-type="currency" office:currency="EUR" office:value="0" calcext:value-type="currency">
            <text:p>0,00 €</text:p>
          </table:table-cell>
          <table:table-cell table:formula="of:=[.AB31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50x150x2000</text:p>
          </table:table-cell>
          <table:table-cell table:style-name="ce12" table:formula="of:=[$Casquette.C8]+[$Casquette.C15]+[$Carport.P21]" office:value-type="float" office:value="45" calcext:value-type="float">
            <text:p>45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32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2]*[.J32]" office:value-type="currency" office:currency="EUR" office:value="153" calcext:value-type="currency">
            <text:p>153,00 €</text:p>
          </table:table-cell>
          <table:table-cell table:formula="of:=[.K32]*1.2" office:value-type="currency" office:currency="EUR" office:value="183.6" calcext:value-type="currency">
            <text:p>183,60 €</text:p>
          </table:table-cell>
          <table:table-cell table:style-name="ce20" office:value-type="currency" office:currency="EUR" office:value="3" calcext:value-type="currency">
            <text:p>3,00 €</text:p>
          </table:table-cell>
          <table:table-cell table:style-name="ce20" table:formula="of:=[.C32]*[.M32]" office:value-type="currency" office:currency="EUR" office:value="135" calcext:value-type="currency">
            <text:p>135,00 €</text:p>
          </table:table-cell>
          <table:table-cell table:style-name="ce20" table:formula="of:=[.N32]*1.2" office:value-type="currency" office:currency="EUR" office:value="162" calcext:value-type="currency">
            <text:p>162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2]*[.C32]" office:value-type="currency" office:currency="EUR" office:value="195.4665" calcext:value-type="currency">
            <text:p>195,47 €</text:p>
          </table:table-cell>
          <table:table-cell table:formula="of:=[.S32]*1.2" office:value-type="currency" office:currency="EUR" office:value="234.5598" calcext:value-type="currency">
            <text:p>234,56 €</text:p>
          </table:table-cell>
          <table:table-cell/>
          <table:table-cell table:formula="of:=[.R32]*0.8" office:value-type="currency" office:currency="EUR" office:value="3.47496" calcext:value-type="currency">
            <text:p>3,47 €</text:p>
          </table:table-cell>
          <table:table-cell table:formula="of:=[.S32]*0.8" office:value-type="currency" office:currency="EUR" office:value="156.3732" calcext:value-type="currency">
            <text:p>156,37 €</text:p>
          </table:table-cell>
          <table:table-cell table:formula="of:=[.T32]*0.8" office:value-type="currency" office:currency="EUR" office:value="187.64784" calcext:value-type="currency">
            <text:p>187,65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A32]*[.C32]" office:value-type="currency" office:currency="EUR" office:value="168.75" calcext:value-type="currency">
            <text:p>168,75 €</text:p>
          </table:table-cell>
          <table:table-cell table:formula="of:=[.AB32]*1.2" office:value-type="currency" office:currency="EUR" office:value="202.5" calcext:value-type="currency">
            <text:p>202,50 €</text:p>
          </table:table-cell>
          <table:table-cell table:style-name="ce2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50x150x2500</text:p>
          </table:table-cell>
          <table:table-cell table:style-name="ce14" table:formula="of:=[$Carport.P13]*2.5" office:value-type="float" office:value="37.5" calcext:value-type="float">
            <text:p>37,5</text:p>
          </table:table-cell>
          <table:table-cell table:style-name="ce14" office:value-type="string" calcext:value-type="string">
            <text:p>ml</text:p>
          </table:table-cell>
          <table:table-cell table:style-name="ce14" table:formula="of:=[.C33]/2.5" office:value-type="float" office:value="15" calcext:value-type="float">
            <text:p>15</text:p>
          </table:table-cell>
          <table:table-cell table:style-name="ce18" office:value-type="string" calcext:value-type="string">
            <text:p>Liens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3]*[.J33]" office:value-type="currency" office:currency="EUR" office:value="127.5" calcext:value-type="currency">
            <text:p>127,50 €</text:p>
          </table:table-cell>
          <table:table-cell table:formula="of:=[.K33]*1.2" office:value-type="currency" office:currency="EUR" office:value="153" calcext:value-type="currency">
            <text:p>153,00 €</text:p>
          </table:table-cell>
          <table:table-cell table:style-name="ce20" office:value-type="currency" office:currency="EUR" office:value="3" calcext:value-type="currency">
            <text:p>3,00 €</text:p>
          </table:table-cell>
          <table:table-cell table:style-name="ce20" table:formula="of:=[.C33]*[.M33]" office:value-type="currency" office:currency="EUR" office:value="112.5" calcext:value-type="currency">
            <text:p>112,50 €</text:p>
          </table:table-cell>
          <table:table-cell table:style-name="ce20" table:formula="of:=[.N33]*1.2" office:value-type="currency" office:currency="EUR" office:value="135" calcext:value-type="currency">
            <text:p>135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3]*[.C33]" office:value-type="currency" office:currency="EUR" office:value="162.88875" calcext:value-type="currency">
            <text:p>162,89 €</text:p>
          </table:table-cell>
          <table:table-cell table:formula="of:=[.S33]*1.2" office:value-type="currency" office:currency="EUR" office:value="195.4665" calcext:value-type="currency">
            <text:p>195,47 €</text:p>
          </table:table-cell>
          <table:table-cell/>
          <table:table-cell table:formula="of:=[.R33]*0.8" office:value-type="currency" office:currency="EUR" office:value="3.47496" calcext:value-type="currency">
            <text:p>3,47 €</text:p>
          </table:table-cell>
          <table:table-cell table:formula="of:=[.S33]*0.8" office:value-type="currency" office:currency="EUR" office:value="130.311" calcext:value-type="currency">
            <text:p>130,31 €</text:p>
          </table:table-cell>
          <table:table-cell table:formula="of:=[.T33]*0.8" office:value-type="currency" office:currency="EUR" office:value="156.3732" calcext:value-type="currency">
            <text:p>156,37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A33]*[.C33]" office:value-type="currency" office:currency="EUR" office:value="140.7" calcext:value-type="currency">
            <text:p>140,70 €</text:p>
          </table:table-cell>
          <table:table-cell table:formula="of:=[.AB33]*1.2" office:value-type="currency" office:currency="EUR" office:value="168.84" calcext:value-type="currency">
            <text:p>168,84 €</text:p>
          </table:table-cell>
          <table:table-cell table:style-name="ce2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0x150x2600</text:p>
          </table:table-cell>
          <table:table-cell table:style-name="ce13" table:formula="of:=[$Casquette.C9]+[$Casquette.C12]" office:value-type="float" office:value="32" calcext:value-type="float">
            <text:p>32</text:p>
          </table:table-cell>
          <table:table-cell table:style-name="ce13" office:value-type="string" calcext:value-type="string">
            <text:p>ml</text:p>
          </table:table-cell>
          <table:table-cell table:style-name="ce13" table:formula="of:=ROUNDUP([.C34]/2.6)" office:value-type="float" office:value="13" calcext:value-type="float">
            <text:p>13</text:p>
          </table:table-cell>
          <table:table-cell table:style-name="ce17"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4]*[.J34]" office:value-type="currency" office:currency="EUR" office:value="108.8" calcext:value-type="currency">
            <text:p>108,80 €</text:p>
          </table:table-cell>
          <table:table-cell table:formula="of:=[.K34]*1.2" office:value-type="currency" office:currency="EUR" office:value="130.56" calcext:value-type="currency">
            <text:p>130,56 €</text:p>
          </table:table-cell>
          <table:table-cell table:style-name="ce20" office:value-type="currency" office:currency="EUR" office:value="3" calcext:value-type="currency">
            <text:p>3,00 €</text:p>
          </table:table-cell>
          <table:table-cell table:style-name="ce20" table:formula="of:=[.C34]*[.M34]" office:value-type="currency" office:currency="EUR" office:value="96" calcext:value-type="currency">
            <text:p>96,00 €</text:p>
          </table:table-cell>
          <table:table-cell table:style-name="ce20" table:formula="of:=[.N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4]*[.C34]" office:value-type="currency" office:currency="EUR" office:value="138.9984" calcext:value-type="currency">
            <text:p>139,00 €</text:p>
          </table:table-cell>
          <table:table-cell table:formula="of:=[.S34]*1.2" office:value-type="currency" office:currency="EUR" office:value="166.79808" calcext:value-type="currency">
            <text:p>166,80 €</text:p>
          </table:table-cell>
          <table:table-cell/>
          <table:table-cell table:formula="of:=[.R34]*0.8" office:value-type="currency" office:currency="EUR" office:value="3.47496" calcext:value-type="currency">
            <text:p>3,47 €</text:p>
          </table:table-cell>
          <table:table-cell table:formula="of:=[.S34]*0.8" office:value-type="currency" office:currency="EUR" office:value="111.19872" calcext:value-type="currency">
            <text:p>111,20 €</text:p>
          </table:table-cell>
          <table:table-cell table:formula="of:=[.T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A34]*[.C34]" office:value-type="currency" office:currency="EUR" office:value="120" calcext:value-type="currency">
            <text:p>120,00 €</text:p>
          </table:table-cell>
          <table:table-cell table:formula="of:=[.AB34]*1.2" office:value-type="currency" office:currency="EUR" office:value="144" calcext:value-type="currency">
            <text:p>144,00 €</text:p>
          </table:table-cell>
          <table:table-cell table:style-name="ce2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50x150x3500</text:p>
          </table:table-cell>
          <table:table-cell table:style-name="ce14" table:formula="of:=ROUNDUP([Carport.P9]*3.5+[Carport.P10]*3.5)" office:value-type="float" office:value="116" calcext:value-type="float">
            <text:p>116</text:p>
          </table:table-cell>
          <table:table-cell table:style-name="ce14" office:value-type="string" calcext:value-type="string">
            <text:p>ml</text:p>
          </table:table-cell>
          <table:table-cell table:style-name="ce14" table:formula="of:=ROUNDUP([.C35]/3.5)" office:value-type="float" office:value="34" calcext:value-type="float">
            <text:p>34</text:p>
          </table:table-cell>
          <table:table-cell table:style-name="ce18" office:value-type="string" calcext:value-type="string">
            <text:p>Solives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5]*[.J35]" office:value-type="currency" office:currency="EUR" office:value="394.4" calcext:value-type="currency">
            <text:p>394,40 €</text:p>
          </table:table-cell>
          <table:table-cell table:formula="of:=[.K35]*1.2" office:value-type="currency" office:currency="EUR" office:value="473.28" calcext:value-type="currency">
            <text:p>473,28 €</text:p>
          </table:table-cell>
          <table:table-cell table:style-name="ce20" office:value-type="currency" office:currency="EUR" office:value="3" calcext:value-type="currency">
            <text:p>3,00 €</text:p>
          </table:table-cell>
          <table:table-cell table:style-name="ce20" table:formula="of:=[.C35]*[.M35]" office:value-type="currency" office:currency="EUR" office:value="348" calcext:value-type="currency">
            <text:p>348,00 €</text:p>
          </table:table-cell>
          <table:table-cell table:style-name="ce20" table:formula="of:=[.N35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5]*[.C35]" office:value-type="currency" office:currency="EUR" office:value="503.8692" calcext:value-type="currency">
            <text:p>503,87 €</text:p>
          </table:table-cell>
          <table:table-cell table:formula="of:=[.S35]*1.2" office:value-type="currency" office:currency="EUR" office:value="604.64304" calcext:value-type="currency">
            <text:p>604,64 €</text:p>
          </table:table-cell>
          <table:table-cell/>
          <table:table-cell table:formula="of:=[.R35]*0.8" office:value-type="currency" office:currency="EUR" office:value="3.47496" calcext:value-type="currency">
            <text:p>3,47 €</text:p>
          </table:table-cell>
          <table:table-cell table:formula="of:=[.S35]*0.8" office:value-type="currency" office:currency="EUR" office:value="403.09536" calcext:value-type="currency">
            <text:p>403,10 €</text:p>
          </table:table-cell>
          <table:table-cell table:formula="of:=[.T35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A35]*[.C35]" office:value-type="currency" office:currency="EUR" office:value="435.165714285714" calcext:value-type="currency">
            <text:p>435,17 €</text:p>
          </table:table-cell>
          <table:table-cell table:formula="of:=[.AB35]*1.2" office:value-type="currency" office:currency="EUR" office:value="522.198857142857" calcext:value-type="currency">
            <text:p>522,20 €</text:p>
          </table:table-cell>
          <table:table-cell table:style-name="ce2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0x150x4000</text:p>
          </table:table-cell>
          <table:table-cell table:style-name="ce13" table:formula="of:=[Casquette.C14]*4+[Casquette.C13]*4+[Carport.P11]*4" office:value-type="float" office:value="32" calcext:value-type="float">
            <text:p>32</text:p>
          </table:table-cell>
          <table:table-cell table:style-name="ce13" office:value-type="string" calcext:value-type="string">
            <text:p>ml</text:p>
          </table:table-cell>
          <table:table-cell table:style-name="ce13" table:formula="of:=[.C36]/4" office:value-type="float" office:value="8" calcext:value-type="float">
            <text:p>8</text:p>
          </table:table-cell>
          <table:table-cell table:style-name="ce17" office:value-type="string" calcext:value-type="string">
            <text:p>Casquette + Solives débord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6]*[.J36]" office:value-type="currency" office:currency="EUR" office:value="108.8" calcext:value-type="currency">
            <text:p>108,80 €</text:p>
          </table:table-cell>
          <table:table-cell table:formula="of:=[.K36]*1.2" office:value-type="currency" office:currency="EUR" office:value="130.56" calcext:value-type="currency">
            <text:p>130,56 €</text:p>
          </table:table-cell>
          <table:table-cell table:style-name="ce20" office:value-type="currency" office:currency="EUR" office:value="3" calcext:value-type="currency">
            <text:p>3,00 €</text:p>
          </table:table-cell>
          <table:table-cell table:style-name="ce20" table:formula="of:=[.C36]*[.M36]" office:value-type="currency" office:currency="EUR" office:value="96" calcext:value-type="currency">
            <text:p>96,00 €</text:p>
          </table:table-cell>
          <table:table-cell table:style-name="ce20" table:formula="of:=[.N36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6]*[.C36]" office:value-type="currency" office:currency="EUR" office:value="138.9984" calcext:value-type="currency">
            <text:p>139,00 €</text:p>
          </table:table-cell>
          <table:table-cell table:formula="of:=[.S36]*1.2" office:value-type="currency" office:currency="EUR" office:value="166.79808" calcext:value-type="currency">
            <text:p>166,80 €</text:p>
          </table:table-cell>
          <table:table-cell/>
          <table:table-cell table:formula="of:=[.R36]*0.8" office:value-type="currency" office:currency="EUR" office:value="3.47496" calcext:value-type="currency">
            <text:p>3,47 €</text:p>
          </table:table-cell>
          <table:table-cell table:formula="of:=[.S36]*0.8" office:value-type="currency" office:currency="EUR" office:value="111.19872" calcext:value-type="currency">
            <text:p>111,20 €</text:p>
          </table:table-cell>
          <table:table-cell table:formula="of:=[.T36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A36]*[.C36]" office:value-type="currency" office:currency="EUR" office:value="120" calcext:value-type="currency">
            <text:p>120,00 €</text:p>
          </table:table-cell>
          <table:table-cell table:formula="of:=[.AB36]*1.2" office:value-type="currency" office:currency="EUR" office:value="144" calcext:value-type="currency">
            <text:p>144,00 €</text:p>
          </table:table-cell>
          <table:table-cell table:style-name="ce2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0x150x4100</text:p>
          </table:table-cell>
          <table:table-cell table:style-name="ce13" table:formula="of:=[Casquette.C16]" office:value-type="float" office:value="27" calcext:value-type="float">
            <text:p>27</text:p>
          </table:table-cell>
          <table:table-cell table:style-name="ce13" office:value-type="string" calcext:value-type="string">
            <text:p>ml</text:p>
          </table:table-cell>
          <table:table-cell table:style-name="ce13" table:formula="of:=ROUNDUP([.C37]/4.1)" office:value-type="float" office:value="7" calcext:value-type="float">
            <text:p>7</text:p>
          </table:table-cell>
          <table:table-cell table:style-name="ce17"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7]*[.J37]" office:value-type="currency" office:currency="EUR" office:value="91.8" calcext:value-type="currency">
            <text:p>91,80 €</text:p>
          </table:table-cell>
          <table:table-cell table:formula="of:=[.K37]*1.2" office:value-type="currency" office:currency="EUR" office:value="110.16" calcext:value-type="currency">
            <text:p>110,16 €</text:p>
          </table:table-cell>
          <table:table-cell table:style-name="ce20" table:number-columns-repeated="3"/>
          <table:table-cell table:number-columns-repeated="14"/>
          <table:table-cell table:style-name="ce20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0x150x5100</text:p>
          </table:table-cell>
          <table:table-cell table:style-name="ce13" table:formula="of:=[Casquette.C17]" office:value-type="float" office:value="5.1" calcext:value-type="float">
            <text:p>5,1</text:p>
          </table:table-cell>
          <table:table-cell table:style-name="ce13" office:value-type="string" calcext:value-type="string">
            <text:p>ml</text:p>
          </table:table-cell>
          <table:table-cell table:style-name="ce13" table:formula="of:=[.C38]/5.1" office:value-type="float" office:value="1" calcext:value-type="float">
            <text:p>1</text:p>
          </table:table-cell>
          <table:table-cell table:style-name="ce17"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8]*[.J38]" office:value-type="currency" office:currency="EUR" office:value="17.34" calcext:value-type="currency">
            <text:p>17,34 €</text:p>
          </table:table-cell>
          <table:table-cell table:formula="of:=[.K38]*1.2" office:value-type="currency" office:currency="EUR" office:value="20.808" calcext:value-type="currency">
            <text:p>20,81 €</text:p>
          </table:table-cell>
          <table:table-cell table:style-name="ce20" table:number-columns-repeated="3"/>
          <table:table-cell table:number-columns-repeated="14"/>
          <table:table-cell table:style-name="ce20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39]*[.J39]" office:value-type="currency" office:currency="EUR" office:value="0" calcext:value-type="currency">
            <text:p>0,00 €</text:p>
          </table:table-cell>
          <table:table-cell table:formula="of:=[.K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39]*[.C39]" office:value-type="currency" office:currency="EUR" office:value="0" calcext:value-type="currency">
            <text:p>0,00 €</text:p>
          </table:table-cell>
          <table:table-cell table:formula="of:=[.S39]*1.2" office:value-type="currency" office:currency="EUR" office:value="0" calcext:value-type="currency">
            <text:p>0,00 €</text:p>
          </table:table-cell>
          <table:table-cell/>
          <table:table-cell table:formula="of:=[.R39]*0.8" office:value-type="currency" office:currency="EUR" office:value="0" calcext:value-type="currency">
            <text:p>0,00 €</text:p>
          </table:table-cell>
          <table:table-cell table:formula="of:=[.S39]*0.8" office:value-type="currency" office:currency="EUR" office:value="0" calcext:value-type="currency">
            <text:p>0,00 €</text:p>
          </table:table-cell>
          <table:table-cell table:formula="of:=[.T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39]*[.C39]" office:value-type="currency" office:currency="EUR" office:value="0" calcext:value-type="currency">
            <text:p>0,00 €</text:p>
          </table:table-cell>
          <table:table-cell table:formula="of:=[.AB39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X Murallières Douglas</text:p>
          </table:table-cell>
          <table:table-cell table:style-name="ce13" office:value-type="string" calcext:value-type="string">
            <text:p>55x75</text:p>
          </table:table-cell>
          <table:table-cell table:style-name="ce13" table:formula="of:=[$Casquette.C23]+[$Casquette.C24]" office:value-type="float" office:value="30" calcext:value-type="float">
            <text:p>30</text:p>
          </table:table-cell>
          <table:table-cell table:style-name="ce13" office:value-type="string" calcext:value-type="string">
            <text:p>ml</text:p>
          </table:table-cell>
          <table:table-cell table:style-name="ce13"/>
          <table:table-cell table:style-name="ce17"/>
          <table:table-cell table:number-columns-repeated="3"/>
          <table:table-cell office:value-type="currency" office:currency="EUR" office:value="1.7" calcext:value-type="currency">
            <text:p>1,70 €</text:p>
          </table:table-cell>
          <table:table-cell table:formula="of:=[.C40]*[.J40]" office:value-type="currency" office:currency="EUR" office:value="51" calcext:value-type="currency">
            <text:p>51,00 €</text:p>
          </table:table-cell>
          <table:table-cell table:formula="of:=[.K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R40]*[.C40]" office:value-type="currency" office:currency="EUR" office:value="0" calcext:value-type="currency">
            <text:p>0,00 €</text:p>
          </table:table-cell>
          <table:table-cell table:formula="of:=[.S40]*1.2" office:value-type="currency" office:currency="EUR" office:value="0" calcext:value-type="currency">
            <text:p>0,00 €</text:p>
          </table:table-cell>
          <table:table-cell/>
          <table:table-cell table:formula="of:=[.R40]*0.8" office:value-type="currency" office:currency="EUR" office:value="0" calcext:value-type="currency">
            <text:p>0,00 €</text:p>
          </table:table-cell>
          <table:table-cell table:formula="of:=[.S40]*0.8" office:value-type="currency" office:currency="EUR" office:value="0" calcext:value-type="currency">
            <text:p>0,00 €</text:p>
          </table:table-cell>
          <table:table-cell table:formula="of:=[.T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A40]*[.C40]" office:value-type="currency" office:currency="EUR" office:value="65.3" calcext:value-type="currency">
            <text:p>65,30 €</text:p>
          </table:table-cell>
          <table:table-cell table:formula="of:=[.AB40]*1.2" office:value-type="currency" office:currency="EUR" office:value="78.36" calcext:value-type="currency">
            <text:p>78,36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41]*[.J41]" office:value-type="currency" office:currency="EUR" office:value="0" calcext:value-type="currency">
            <text:p>0,00 €</text:p>
          </table:table-cell>
          <table:table-cell table:formula="of:=[.K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1]*[.C41]" office:value-type="currency" office:currency="EUR" office:value="0" calcext:value-type="currency">
            <text:p>0,00 €</text:p>
          </table:table-cell>
          <table:table-cell table:formula="of:=[.S41]*1.2" office:value-type="currency" office:currency="EUR" office:value="0" calcext:value-type="currency">
            <text:p>0,00 €</text:p>
          </table:table-cell>
          <table:table-cell/>
          <table:table-cell table:formula="of:=[.R41]*0.8" office:value-type="currency" office:currency="EUR" office:value="0" calcext:value-type="currency">
            <text:p>0,00 €</text:p>
          </table:table-cell>
          <table:table-cell table:formula="of:=[.S41]*0.8" office:value-type="currency" office:currency="EUR" office:value="0" calcext:value-type="currency">
            <text:p>0,00 €</text:p>
          </table:table-cell>
          <table:table-cell table:formula="of:=[.T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1]*[.C41]" office:value-type="currency" office:currency="EUR" office:value="0" calcext:value-type="currency">
            <text:p>0,00 €</text:p>
          </table:table-cell>
          <table:table-cell table:formula="of:=[.AB41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Voliges Brise Soleil Douglas Hors Aubier</text:p>
          </table:table-cell>
          <table:table-cell table:style-name="ce12" office:value-type="string" calcext:value-type="string">
            <text:p>25x150x2000</text:p>
          </table:table-cell>
          <table:table-cell table:style-name="ce12" table:formula="of:=[$Casquette.C27]" office:value-type="float" office:value="86" calcext:value-type="float">
            <text:p>86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2]*[.J42]" office:value-type="currency" office:currency="EUR" office:value="146.2" calcext:value-type="currency">
            <text:p>146,20 €</text:p>
          </table:table-cell>
          <table:table-cell table:formula="of:=[.K42]*1.2" office:value-type="currency" office:currency="EUR" office:value="175.44" calcext:value-type="currency">
            <text:p>175,44 €</text:p>
          </table:table-cell>
          <table:table-cell table:style-name="ce20" table:formula="of:=[.I4]*0.025*0.15" office:value-type="currency" office:currency="EUR" office:value="1.5" calcext:value-type="currency">
            <text:p>1,50 €</text:p>
          </table:table-cell>
          <table:table-cell table:style-name="ce20" table:formula="of:=[.C42]*[.M42]" office:value-type="currency" office:currency="EUR" office:value="129" calcext:value-type="currency">
            <text:p>129,00 €</text:p>
          </table:table-cell>
          <table:table-cell table:style-name="ce20" table:formula="of:=[.N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2]*[.C42]" office:value-type="currency" office:currency="EUR" office:value="186.7791" calcext:value-type="currency">
            <text:p>186,78 €</text:p>
          </table:table-cell>
          <table:table-cell table:formula="of:=[.S42]*1.2" office:value-type="currency" office:currency="EUR" office:value="224.13492" calcext:value-type="currency">
            <text:p>224,13 €</text:p>
          </table:table-cell>
          <table:table-cell/>
          <table:table-cell table:formula="of:=[.R42]*0.8" office:value-type="currency" office:currency="EUR" office:value="1.73748" calcext:value-type="currency">
            <text:p>1,74 €</text:p>
          </table:table-cell>
          <table:table-cell table:formula="of:=[.S42]*0.8" office:value-type="currency" office:currency="EUR" office:value="149.42328" calcext:value-type="currency">
            <text:p>149,42 €</text:p>
          </table:table-cell>
          <table:table-cell table:formula="of:=[.T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A42]*[.C42]" office:value-type="currency" office:currency="EUR" office:value="187.05" calcext:value-type="currency">
            <text:p>187,05 €</text:p>
          </table:table-cell>
          <table:table-cell table:formula="of:=[.AB42]*1.2" office:value-type="currency" office:currency="EUR" office:value="224.46" calcext:value-type="currency">
            <text:p>224,46 €</text:p>
          </table:table-cell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25x150x2500</text:p>
          </table:table-cell>
          <table:table-cell table:style-name="ce12" table:formula="of:=[$Casquette.C28]+[$Casquette.C30]" office:value-type="float" office:value="71" calcext:value-type="float">
            <text:p>7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3]*[.J43]" office:value-type="currency" office:currency="EUR" office:value="120.7" calcext:value-type="currency">
            <text:p>120,70 €</text:p>
          </table:table-cell>
          <table:table-cell table:formula="of:=[.K43]*1.2" office:value-type="currency" office:currency="EUR" office:value="144.84" calcext:value-type="currency">
            <text:p>144,84 €</text:p>
          </table:table-cell>
          <table:table-cell table:style-name="ce20" table:formula="of:=[.I4]*0.025*0.15" office:value-type="currency" office:currency="EUR" office:value="1.5" calcext:value-type="currency">
            <text:p>1,50 €</text:p>
          </table:table-cell>
          <table:table-cell table:style-name="ce20" table:formula="of:=[.C43]*[.M43]" office:value-type="currency" office:currency="EUR" office:value="106.5" calcext:value-type="currency">
            <text:p>106,50 €</text:p>
          </table:table-cell>
          <table:table-cell table:style-name="ce20" table:formula="of:=[.N43]*1.2" office:value-type="currency" office:currency="EUR" office:value="127.8" calcext:value-type="currency">
            <text:p>127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3]*[.C43]" office:value-type="currency" office:currency="EUR" office:value="154.20135" calcext:value-type="currency">
            <text:p>154,20 €</text:p>
          </table:table-cell>
          <table:table-cell table:formula="of:=[.S43]*1.2" office:value-type="currency" office:currency="EUR" office:value="185.04162" calcext:value-type="currency">
            <text:p>185,04 €</text:p>
          </table:table-cell>
          <table:table-cell/>
          <table:table-cell table:formula="of:=[.R43]*0.8" office:value-type="currency" office:currency="EUR" office:value="1.73748" calcext:value-type="currency">
            <text:p>1,74 €</text:p>
          </table:table-cell>
          <table:table-cell table:formula="of:=[.S43]*0.8" office:value-type="currency" office:currency="EUR" office:value="123.36108" calcext:value-type="currency">
            <text:p>123,36 €</text:p>
          </table:table-cell>
          <table:table-cell table:formula="of:=[.T43]*0.8" office:value-type="currency" office:currency="EUR" office:value="148.033296" calcext:value-type="currency">
            <text:p>148,03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A43]*[.C43]" office:value-type="currency" office:currency="EUR" office:value="154.496" calcext:value-type="currency">
            <text:p>154,50 €</text:p>
          </table:table-cell>
          <table:table-cell table:formula="of:=[.AB43]*1.2" office:value-type="currency" office:currency="EUR" office:value="185.3952" calcext:value-type="currency">
            <text:p>185,40 €</text:p>
          </table:table-cell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25x150x2200</text:p>
          </table:table-cell>
          <table:table-cell table:style-name="ce12" table:formula="of:=[$Casquette.C29]+[$Casquette.C31]" office:value-type="float" office:value="65" calcext:value-type="float">
            <text:p>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4]*[.J44]" office:value-type="currency" office:currency="EUR" office:value="110.5" calcext:value-type="currency">
            <text:p>110,50 €</text:p>
          </table:table-cell>
          <table:table-cell table:formula="of:=[.K44]*1.2" office:value-type="currency" office:currency="EUR" office:value="132.6" calcext:value-type="currency">
            <text:p>132,60 €</text:p>
          </table:table-cell>
          <table:table-cell table:style-name="ce20" table:formula="of:=[.I4]*0.025*0.15" office:value-type="currency" office:currency="EUR" office:value="1.5" calcext:value-type="currency">
            <text:p>1,50 €</text:p>
          </table:table-cell>
          <table:table-cell table:style-name="ce20" table:formula="of:=[.C44]*[.M44]" office:value-type="currency" office:currency="EUR" office:value="97.5" calcext:value-type="currency">
            <text:p>97,50 €</text:p>
          </table:table-cell>
          <table:table-cell table:style-name="ce20" table:formula="of:=[.N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4]*[.C44]" office:value-type="currency" office:currency="EUR" office:value="141.17025" calcext:value-type="currency">
            <text:p>141,17 €</text:p>
          </table:table-cell>
          <table:table-cell table:formula="of:=[.S44]*1.2" office:value-type="currency" office:currency="EUR" office:value="169.4043" calcext:value-type="currency">
            <text:p>169,40 €</text:p>
          </table:table-cell>
          <table:table-cell/>
          <table:table-cell table:formula="of:=[.R44]*0.8" office:value-type="currency" office:currency="EUR" office:value="1.73748" calcext:value-type="currency">
            <text:p>1,74 €</text:p>
          </table:table-cell>
          <table:table-cell table:formula="of:=[.S44]*0.8" office:value-type="currency" office:currency="EUR" office:value="112.9362" calcext:value-type="currency">
            <text:p>112,94 €</text:p>
          </table:table-cell>
          <table:table-cell table:formula="of:=[.T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A44]*[.C44]" office:value-type="currency" office:currency="EUR" office:value="141.44" calcext:value-type="currency">
            <text:p>141,44 €</text:p>
          </table:table-cell>
          <table:table-cell table:formula="of:=[.AB44]*1.2" office:value-type="currency" office:currency="EUR" office:value="169.728" calcext:value-type="currency">
            <text:p>169,73 €</text:p>
          </table:table-cell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25x150x3000</text:p>
          </table:table-cell>
          <table:table-cell table:style-name="ce12" table:formula="of:=[$Casquette.C32]+[$Casquette.C33]" office:value-type="float" office:value="18" calcext:value-type="float">
            <text:p>18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5]*[.J45]" office:value-type="currency" office:currency="EUR" office:value="30.6" calcext:value-type="currency">
            <text:p>30,60 €</text:p>
          </table:table-cell>
          <table:table-cell table:formula="of:=[.K45]*1.2" office:value-type="currency" office:currency="EUR" office:value="36.72" calcext:value-type="currency">
            <text:p>36,72 €</text:p>
          </table:table-cell>
          <table:table-cell table:style-name="ce20" table:formula="of:=[.I4]*0.025*0.15" office:value-type="currency" office:currency="EUR" office:value="1.5" calcext:value-type="currency">
            <text:p>1,50 €</text:p>
          </table:table-cell>
          <table:table-cell table:style-name="ce20" table:formula="of:=[.C45]*[.M45]" office:value-type="currency" office:currency="EUR" office:value="27" calcext:value-type="currency">
            <text:p>27,00 €</text:p>
          </table:table-cell>
          <table:table-cell table:style-name="ce20" table:formula="of:=[.N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5]*[.C45]" office:value-type="currency" office:currency="EUR" office:value="39.0933" calcext:value-type="currency">
            <text:p>39,09 €</text:p>
          </table:table-cell>
          <table:table-cell table:formula="of:=[.S45]*1.2" office:value-type="currency" office:currency="EUR" office:value="46.91196" calcext:value-type="currency">
            <text:p>46,91 €</text:p>
          </table:table-cell>
          <table:table-cell/>
          <table:table-cell table:formula="of:=[.R45]*0.8" office:value-type="currency" office:currency="EUR" office:value="1.73748" calcext:value-type="currency">
            <text:p>1,74 €</text:p>
          </table:table-cell>
          <table:table-cell table:formula="of:=[.S45]*0.8" office:value-type="currency" office:currency="EUR" office:value="31.27464" calcext:value-type="currency">
            <text:p>31,27 €</text:p>
          </table:table-cell>
          <table:table-cell table:formula="of:=[.T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A45]*[.C45]" office:value-type="currency" office:currency="EUR" office:value="39.18" calcext:value-type="currency">
            <text:p>39,18 €</text:p>
          </table:table-cell>
          <table:table-cell table:formula="of:=[.AB45]*1.2" office:value-type="currency" office:currency="EUR" office:value="47.016" calcext:value-type="currency">
            <text:p>47,02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46]*[.J46]" office:value-type="currency" office:currency="EUR" office:value="0" calcext:value-type="currency">
            <text:p>0,00 €</text:p>
          </table:table-cell>
          <table:table-cell table:formula="of:=[.K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6]*[.C46]" office:value-type="currency" office:currency="EUR" office:value="0" calcext:value-type="currency">
            <text:p>0,00 €</text:p>
          </table:table-cell>
          <table:table-cell table:formula="of:=[.S46]*1.2" office:value-type="currency" office:currency="EUR" office:value="0" calcext:value-type="currency">
            <text:p>0,00 €</text:p>
          </table:table-cell>
          <table:table-cell/>
          <table:table-cell table:formula="of:=[.R46]*0.8" office:value-type="currency" office:currency="EUR" office:value="0" calcext:value-type="currency">
            <text:p>0,00 €</text:p>
          </table:table-cell>
          <table:table-cell table:formula="of:=[.S46]*0.8" office:value-type="currency" office:currency="EUR" office:value="0" calcext:value-type="currency">
            <text:p>0,00 €</text:p>
          </table:table-cell>
          <table:table-cell table:formula="of:=[.T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6]*[.C46]" office:value-type="currency" office:currency="EUR" office:value="0" calcext:value-type="currency">
            <text:p>0,00 €</text:p>
          </table:table-cell>
          <table:table-cell table:formula="of:=[.AB46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Douglas</text:p>
          </table:table-cell>
          <table:table-cell table:style-name="ce12" office:value-type="string" calcext:value-type="string">
            <text:p>45x22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4.5" calcext:value-type="currency">
            <text:p>4,50 €</text:p>
          </table:table-cell>
          <table:table-cell table:formula="of:=[.C47]*[.J47]" office:value-type="currency" office:currency="EUR" office:value="33.75" calcext:value-type="currency">
            <text:p>33,75 €</text:p>
          </table:table-cell>
          <table:table-cell table:formula="of:=[.K47]*1.2" office:value-type="currency" office:currency="EUR" office:value="40.5" calcext:value-type="currency">
            <text:p>40,50 €</text:p>
          </table:table-cell>
          <table:table-cell table:style-name="ce20" office:value-type="currency" office:currency="EUR" office:value="4.2" calcext:value-type="currency">
            <text:p>4,20 €</text:p>
          </table:table-cell>
          <table:table-cell table:style-name="ce20" table:formula="of:=[.C47]*[.M47]" office:value-type="currency" office:currency="EUR" office:value="31.5" calcext:value-type="currency">
            <text:p>31,50 €</text:p>
          </table:table-cell>
          <table:table-cell table:style-name="ce20" table:formula="of:=[.N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Q4]*0.045*0.22" office:value-type="currency" office:currency="EUR" office:value="5.733684" calcext:value-type="currency">
            <text:p>5,73 €</text:p>
          </table:table-cell>
          <table:table-cell table:formula="of:=[.R47]*[.C47]" office:value-type="currency" office:currency="EUR" office:value="43.00263" calcext:value-type="currency">
            <text:p>43,00 €</text:p>
          </table:table-cell>
          <table:table-cell table:formula="of:=[.S47]*1.2" office:value-type="currency" office:currency="EUR" office:value="51.603156" calcext:value-type="currency">
            <text:p>51,60 €</text:p>
          </table:table-cell>
          <table:table-cell/>
          <table:table-cell table:formula="of:=[.R47]*0.8" office:value-type="currency" office:currency="EUR" office:value="4.5869472" calcext:value-type="currency">
            <text:p>4,59 €</text:p>
          </table:table-cell>
          <table:table-cell table:formula="of:=[.S47]*0.8" office:value-type="currency" office:currency="EUR" office:value="34.402104" calcext:value-type="currency">
            <text:p>34,40 €</text:p>
          </table:table-cell>
          <table:table-cell table:formula="of:=[.T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AA47]*[.C47]" office:value-type="currency" office:currency="EUR" office:value="43.08" calcext:value-type="currency">
            <text:p>43,08 €</text:p>
          </table:table-cell>
          <table:table-cell table:formula="of:=[.AB47]*1.2" office:value-type="currency" office:currency="EUR" office:value="51.696" calcext:value-type="currency">
            <text:p>51,70 €</text:p>
          </table:table-cell>
          <table:table-cell table:style-name="ce20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2"/>
          <table:table-cell table:style-name="ce12" office:value-type="string" calcext:value-type="string">
            <text:p>45x11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2.3" calcext:value-type="currency">
            <text:p>2,30 €</text:p>
          </table:table-cell>
          <table:table-cell table:formula="of:=[.C48]*[.J48]" office:value-type="currency" office:currency="EUR" office:value="17.25" calcext:value-type="currency">
            <text:p>17,25 €</text:p>
          </table:table-cell>
          <table:table-cell table:formula="of:=[.K48]*1.2" office:value-type="currency" office:currency="EUR" office:value="20.7" calcext:value-type="currency">
            <text:p>20,70 €</text:p>
          </table:table-cell>
          <table:table-cell table:style-name="ce20" office:value-type="currency" office:currency="EUR" office:value="2.1" calcext:value-type="currency">
            <text:p>2,10 €</text:p>
          </table:table-cell>
          <table:table-cell table:style-name="ce20" table:formula="of:=[.C48]*[.M48]" office:value-type="currency" office:currency="EUR" office:value="15.75" calcext:value-type="currency">
            <text:p>15,75 €</text:p>
          </table:table-cell>
          <table:table-cell table:style-name="ce20" table:formula="of:=[.N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Q4]*0.045*0.11" office:value-type="currency" office:currency="EUR" office:value="2.866842" calcext:value-type="currency">
            <text:p>2,87 €</text:p>
          </table:table-cell>
          <table:table-cell table:formula="of:=[.R48]*[.C48]" office:value-type="currency" office:currency="EUR" office:value="21.501315" calcext:value-type="currency">
            <text:p>21,50 €</text:p>
          </table:table-cell>
          <table:table-cell table:formula="of:=[.S48]*1.2" office:value-type="currency" office:currency="EUR" office:value="25.801578" calcext:value-type="currency">
            <text:p>25,80 €</text:p>
          </table:table-cell>
          <table:table-cell/>
          <table:table-cell table:formula="of:=[.R48]*0.8" office:value-type="currency" office:currency="EUR" office:value="2.2934736" calcext:value-type="currency">
            <text:p>2,29 €</text:p>
          </table:table-cell>
          <table:table-cell table:formula="of:=[.S48]*0.8" office:value-type="currency" office:currency="EUR" office:value="17.201052" calcext:value-type="currency">
            <text:p>17,20 €</text:p>
          </table:table-cell>
          <table:table-cell table:formula="of:=[.T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A48]*[.C48]" office:value-type="currency" office:currency="EUR" office:value="21.54" calcext:value-type="currency">
            <text:p>21,54 €</text:p>
          </table:table-cell>
          <table:table-cell table:formula="of:=[.AB48]*1.2" office:value-type="currency" office:currency="EUR" office:value="25.848" calcext:value-type="currency">
            <text:p>25,85 €</text:p>
          </table:table-cell>
          <table:table-cell table:style-name="ce20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49]*[.J49]" office:value-type="currency" office:currency="EUR" office:value="0" calcext:value-type="currency">
            <text:p>0,00 €</text:p>
          </table:table-cell>
          <table:table-cell table:formula="of:=[.K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9]*[.C49]" office:value-type="currency" office:currency="EUR" office:value="0" calcext:value-type="currency">
            <text:p>0,00 €</text:p>
          </table:table-cell>
          <table:table-cell table:formula="of:=[.S49]*1.2" office:value-type="currency" office:currency="EUR" office:value="0" calcext:value-type="currency">
            <text:p>0,00 €</text:p>
          </table:table-cell>
          <table:table-cell/>
          <table:table-cell table:formula="of:=[.R49]*0.8" office:value-type="currency" office:currency="EUR" office:value="0" calcext:value-type="currency">
            <text:p>0,00 €</text:p>
          </table:table-cell>
          <table:table-cell table:formula="of:=[.S49]*0.8" office:value-type="currency" office:currency="EUR" office:value="0" calcext:value-type="currency">
            <text:p>0,00 €</text:p>
          </table:table-cell>
          <table:table-cell table:formula="of:=[.T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9]*[.C49]" office:value-type="currency" office:currency="EUR" office:value="0" calcext:value-type="currency">
            <text:p>0,00 €</text:p>
          </table:table-cell>
          <table:table-cell table:formula="of:=[.AB49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Lambourdes chataigner</text:p>
          </table:table-cell>
          <table:table-cell table:style-name="ce12" office:value-type="string" calcext:value-type="string">
            <text:p>40x50 (?)</text:p>
          </table:table-cell>
          <table:table-cell table:style-name="ce12" table:formula="of:=[$Terrasse.C4]" office:value-type="float" office:value="181" calcext:value-type="float">
            <text:p>18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3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J50]" office:value-type="currency" office:currency="EUR" office:value="162.9" calcext:value-type="currency">
            <text:p>162,90 €</text:p>
          </table:table-cell>
          <table:table-cell table:formula="of:=[.K50]*1.2" office:value-type="currency" office:currency="EUR" office:value="195.48" calcext:value-type="currency">
            <text:p>195,48 €</text:p>
          </table:table-cell>
          <table:table-cell table:style-name="ce20" office:value-type="currency" office:currency="EUR" office:value="0.8" calcext:value-type="currency">
            <text:p>0,80 €</text:p>
          </table:table-cell>
          <table:table-cell table:style-name="ce20" table:formula="of:=[.C50]*[.M50]" office:value-type="currency" office:currency="EUR" office:value="144.8" calcext:value-type="currency">
            <text:p>144,80 €</text:p>
          </table:table-cell>
          <table:table-cell table:style-name="ce20" table:formula="of:=[.N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R50]*[.C50]" office:value-type="currency" office:currency="EUR" office:value="465.17" calcext:value-type="currency">
            <text:p>465,17 €</text:p>
          </table:table-cell>
          <table:table-cell table:formula="of:=[.S50]*1.2" office:value-type="currency" office:currency="EUR" office:value="558.204" calcext:value-type="currency">
            <text:p>558,20 €</text:p>
          </table:table-cell>
          <table:table-cell/>
          <table:table-cell table:formula="of:=[.R50]*0.8" office:value-type="currency" office:currency="EUR" office:value="2.056" calcext:value-type="currency">
            <text:p>2,06 €</text:p>
          </table:table-cell>
          <table:table-cell table:formula="of:=[.S50]*0.8" office:value-type="currency" office:currency="EUR" office:value="372.136" calcext:value-type="currency">
            <text:p>372,14 €</text:p>
          </table:table-cell>
          <table:table-cell table:formula="of:=[.T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17" table:formula="of:=4.3/3" office:value-type="float" office:value="1.43333333333333" calcext:value-type="float">
            <text:p>1,43333333333333</text:p>
          </table:table-cell>
          <table:table-cell table:style-name="ce20" table:formula="of:=[.AA50]*[.C50]" office:value-type="currency" office:currency="EUR" office:value="259.433333333333" calcext:value-type="currency">
            <text:p>259,43 €</text:p>
          </table:table-cell>
          <table:table-cell table:style-name="ce20" table:formula="of:=[.AB50]*1.2" office:value-type="currency" office:currency="EUR" office:value="311.32" calcext:value-type="currency">
            <text:p>311,32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51]*[.J51]" office:value-type="currency" office:currency="EUR" office:value="0" calcext:value-type="currency">
            <text:p>0,00 €</text:p>
          </table:table-cell>
          <table:table-cell table:formula="of:=[.K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51]*[.C51]" office:value-type="currency" office:currency="EUR" office:value="0" calcext:value-type="currency">
            <text:p>0,00 €</text:p>
          </table:table-cell>
          <table:table-cell table:formula="of:=[.S51]*1.2" office:value-type="currency" office:currency="EUR" office:value="0" calcext:value-type="currency">
            <text:p>0,00 €</text:p>
          </table:table-cell>
          <table:table-cell/>
          <table:table-cell table:formula="of:=[.R51]*0.8" office:value-type="currency" office:currency="EUR" office:value="0" calcext:value-type="currency">
            <text:p>0,00 €</text:p>
          </table:table-cell>
          <table:table-cell table:formula="of:=[.S51]*0.8" office:value-type="currency" office:currency="EUR" office:value="0" calcext:value-type="currency">
            <text:p>0,00 €</text:p>
          </table:table-cell>
          <table:table-cell table:formula="of:=[.T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1]*[.C51]" office:value-type="currency" office:currency="EUR" office:value="0" calcext:value-type="currency">
            <text:p>0,00 €</text:p>
          </table:table-cell>
          <table:table-cell table:formula="of:=[.AB51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Poteaux Douglas Hors Aubier</text:p>
          </table:table-cell>
          <table:table-cell table:style-name="ce12" office:value-type="string" calcext:value-type="string">
            <text:p>15x15 longueur 4m</text:p>
          </table:table-cell>
          <table:table-cell table:style-name="ce12" table:formula="of:=[$Carport.P4]+[$Carport.P6]" office:value-type="float" office:value="9" calcext:value-type="float">
            <text:p>9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J52]*4" office:value-type="currency" office:currency="EUR" office:value="370.8" calcext:value-type="currency">
            <text:p>370,80 €</text:p>
          </table:table-cell>
          <table:table-cell table:formula="of:=[.K52]*1.2" office:value-type="currency" office:currency="EUR" office:value="444.96" calcext:value-type="currency">
            <text:p>444,96 €</text:p>
          </table:table-cell>
          <table:table-cell table:style-name="ce20" table:formula="of:=[.I4]*0.15*0.15*4" office:value-type="currency" office:currency="EUR" office:value="36" calcext:value-type="currency">
            <text:p>36,00 €</text:p>
          </table:table-cell>
          <table:table-cell table:style-name="ce20" table:formula="of:=[.C52]*[.M52]" office:value-type="currency" office:currency="EUR" office:value="324" calcext:value-type="currency">
            <text:p>324,00 €</text:p>
          </table:table-cell>
          <table:table-cell table:style-name="ce20" table:formula="of:=[.N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15*0.15*4" office:value-type="currency" office:currency="EUR" office:value="52.1244" calcext:value-type="currency">
            <text:p>52,12 €</text:p>
          </table:table-cell>
          <table:table-cell table:formula="of:=[.R52]*[.C52]" office:value-type="currency" office:currency="EUR" office:value="469.1196" calcext:value-type="currency">
            <text:p>469,12 €</text:p>
          </table:table-cell>
          <table:table-cell table:formula="of:=[.S52]*1.2" office:value-type="currency" office:currency="EUR" office:value="562.94352" calcext:value-type="currency">
            <text:p>562,94 €</text:p>
          </table:table-cell>
          <table:table-cell/>
          <table:table-cell table:formula="of:=[.R52]*0.8" office:value-type="currency" office:currency="EUR" office:value="41.69952" calcext:value-type="currency">
            <text:p>41,70 €</text:p>
          </table:table-cell>
          <table:table-cell table:formula="of:=[.S52]*0.8" office:value-type="currency" office:currency="EUR" office:value="375.29568" calcext:value-type="currency">
            <text:p>375,30 €</text:p>
          </table:table-cell>
          <table:table-cell table:formula="of:=[.T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A52]*[.C52]" office:value-type="currency" office:currency="EUR" office:value="469.8" calcext:value-type="currency">
            <text:p>469,80 €</text:p>
          </table:table-cell>
          <table:table-cell table:formula="of:=[.AB52]*1.2" office:value-type="currency" office:currency="EUR" office:value="563.76" calcext:value-type="currency">
            <text:p>563,76 €</text:p>
          </table:table-cell>
          <table:table-cell table:style-name="ce20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53]*[.J53]" office:value-type="currency" office:currency="EUR" office:value="0" calcext:value-type="currency">
            <text:p>0,00 €</text:p>
          </table:table-cell>
          <table:table-cell table:formula="of:=[.K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R53]*[.C53]" office:value-type="currency" office:currency="EUR" office:value="0" calcext:value-type="currency">
            <text:p>0,00 €</text:p>
          </table:table-cell>
          <table:table-cell table:formula="of:=[.S53]*1.2" office:value-type="currency" office:currency="EUR" office:value="0" calcext:value-type="currency">
            <text:p>0,00 €</text:p>
          </table:table-cell>
          <table:table-cell/>
          <table:table-cell table:formula="of:=[.R53]*0.8" office:value-type="currency" office:currency="EUR" office:value="0" calcext:value-type="currency">
            <text:p>0,00 €</text:p>
          </table:table-cell>
          <table:table-cell table:formula="of:=[.S53]*0.8" office:value-type="currency" office:currency="EUR" office:value="0" calcext:value-type="currency">
            <text:p>0,00 €</text:p>
          </table:table-cell>
          <table:table-cell table:formula="of:=[.T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3]*[.C53]" office:value-type="currency" office:currency="EUR" office:value="0" calcext:value-type="currency">
            <text:p>0,00 €</text:p>
          </table:table-cell>
          <table:table-cell table:formula="of:=[.AB53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Pannes Douglas 25 % Aubier max</text:p>
          </table:table-cell>
          <table:table-cell table:style-name="ce12" office:value-type="string" calcext:value-type="string">
            <text:p>75x200x3000</text:p>
          </table:table-cell>
          <table:table-cell table:style-name="ce12" table:formula="of:=[$Carport.P17]*3" office:value-type="float" office:value="42" calcext:value-type="float">
            <text:p>42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[.C54]/3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J54]" office:value-type="currency" office:currency="EUR" office:value="315" calcext:value-type="currency">
            <text:p>315,00 €</text:p>
          </table:table-cell>
          <table:table-cell table:formula="of:=[.K54]*1.2" office:value-type="currency" office:currency="EUR" office:value="378" calcext:value-type="currency">
            <text:p>378,00 €</text:p>
          </table:table-cell>
          <table:table-cell table:style-name="ce20" table:formula="of:=[.I4]*0.075*0.2" office:value-type="currency" office:currency="EUR" office:value="6" calcext:value-type="currency">
            <text:p>6,00 €</text:p>
          </table:table-cell>
          <table:table-cell table:style-name="ce20" table:formula="of:=[.C54]*[.M54]" office:value-type="currency" office:currency="EUR" office:value="252" calcext:value-type="currency">
            <text:p>252,00 €</text:p>
          </table:table-cell>
          <table:table-cell table:style-name="ce20" table:formula="of:=[.N54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75*0.2" office:value-type="currency" office:currency="EUR" office:value="8.6874" calcext:value-type="currency">
            <text:p>8,69 €</text:p>
          </table:table-cell>
          <table:table-cell table:formula="of:=[.R54]*[.C54]" office:value-type="currency" office:currency="EUR" office:value="364.8708" calcext:value-type="currency">
            <text:p>364,87 €</text:p>
          </table:table-cell>
          <table:table-cell table:formula="of:=[.S54]*1.2" office:value-type="currency" office:currency="EUR" office:value="437.84496" calcext:value-type="currency">
            <text:p>437,84 €</text:p>
          </table:table-cell>
          <table:table-cell/>
          <table:table-cell table:formula="of:=[.R54]*0.8" office:value-type="currency" office:currency="EUR" office:value="6.94992" calcext:value-type="currency">
            <text:p>6,95 €</text:p>
          </table:table-cell>
          <table:table-cell table:formula="of:=[.S54]*0.8" office:value-type="currency" office:currency="EUR" office:value="291.89664" calcext:value-type="currency">
            <text:p>291,90 €</text:p>
          </table:table-cell>
          <table:table-cell table:formula="of:=[.T54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A54]*[.C54]" office:value-type="currency" office:currency="EUR" office:value="409.5" calcext:value-type="currency">
            <text:p>409,50 €</text:p>
          </table:table-cell>
          <table:table-cell table:formula="of:=[.AB54]*1.2" office:value-type="currency" office:currency="EUR" office:value="491.4" calcext:value-type="currency">
            <text:p>491,40 €</text:p>
          </table:table-cell>
          <table:table-cell table:style-name="ce15" office:value-type="currency" office:currency="EUR" office:value="7.65" calcext:value-type="currency">
            <text:p>7,65 €</text:p>
          </table:table-cell>
        </table:table-row>
        <table:table-row table:style-name="ro1">
          <table:table-cell table:number-columns-repeated="21"/>
          <table:table-cell table:formula="of:=[.R55]*0.8" office:value-type="currency" office:currency="EUR" office:value="0" calcext:value-type="currency">
            <text:p>0,00 €</text:p>
          </table:table-cell>
          <table:table-cell table:formula="of:=[.S55]*0.8" office:value-type="currency" office:currency="EUR" office:value="0" calcext:value-type="currency">
            <text:p>0,00 €</text:p>
          </table:table-cell>
          <table:table-cell table:formula="of:=[.T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/>
          <table:table-cell table:formula="of:=SUM([.K4:.K55])" office:value-type="currency" office:currency="EUR" office:value="6189.44" calcext:value-type="currency">
            <text:p>6 189,44 €</text:p>
          </table:table-cell>
          <table:table-cell table:formula="of:=SUM([.L4:.L55])" office:value-type="currency" office:currency="EUR" office:value="7427.328" calcext:value-type="currency">
            <text:p>7 427,33 €</text:p>
          </table:table-cell>
          <table:table-cell/>
          <table:table-cell table:formula="of:=SUM([.N4:.N55])" office:value-type="currency" office:currency="EUR" office:value="5240.02102564103" calcext:value-type="currency">
            <text:p>5 240,02 €</text:p>
          </table:table-cell>
          <table:table-cell table:formula="of:=SUM([.O4:.O55])" office:value-type="currency" office:currency="EUR" office:value="6288.02523076923" calcext:value-type="currency">
            <text:p>6 288,03 €</text:p>
          </table:table-cell>
          <table:table-cell table:number-columns-repeated="3"/>
          <table:table-cell table:formula="of:=SUM([.S4:.S55])" office:value-type="currency" office:currency="EUR" office:value="6833.571397" calcext:value-type="currency">
            <text:p>6 833,57 €</text:p>
          </table:table-cell>
          <table:table-cell table:formula="of:=SUM([.T4:.T55])" office:value-type="currency" office:currency="EUR" office:value="8200.2856764" calcext:value-type="currency">
            <text:p>8 200,29 €</text:p>
          </table:table-cell>
          <table:table-cell/>
          <table:table-cell table:formula="of:=[.R56]*0.8" office:value-type="currency" office:currency="EUR" office:value="0" calcext:value-type="currency">
            <text:p>0,00 €</text:p>
          </table:table-cell>
          <table:table-cell table:formula="of:=[.S56]*0.8" office:value-type="currency" office:currency="EUR" office:value="5466.8571176" calcext:value-type="currency">
            <text:p>5 466,86 €</text:p>
          </table:table-cell>
          <table:table-cell table:formula="of:=[.T56]*0.8" office:value-type="currency" office:currency="EUR" office:value="6560.22854112" calcext:value-type="currency">
            <text:p>6 560,23 €</text:p>
          </table:table-cell>
          <table:table-cell table:number-columns-repeated="3"/>
          <table:table-cell table:formula="of:=SUM([.AB4:.AB55])" office:value-type="currency" office:currency="EUR" office:value="10840.3764761905" calcext:value-type="currency">
            <text:p>10 840,38 €</text:p>
          </table:table-cell>
          <table:table-cell table:formula="of:=SUM([.AC4:.AC55])" office:value-type="currency" office:currency="EUR" office:value="13008.4517714286" calcext:value-type="currency">
            <text:p>13 008,45 €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28"/>
        </table:table-row>
        <table:table-row table:style-name="ro1">
          <table:table-cell table:formula="of:=[.A58]*3.5*34+[.A58]*4*14" office:value-type="float" office:value="1.05" calcext:value-type="float">
            <text:p>1,05</text:p>
          </table:table-cell>
          <table:table-cell table:formula="of:=14*3.5*[.B58]" office:value-type="float" office:value="0.6615" calcext:value-type="float">
            <text:p>0,6615</text:p>
          </table:table-cell>
          <table:table-cell table:number-columns-repeated="28"/>
        </table:table-row>
        <table:table-row table:style-name="ro1">
          <table:table-cell table:number-columns-repeated="17"/>
          <table:table-cell office:value-type="string" calcext:value-type="string">
            <text:p>Bardage + Voliges</text:p>
          </table:table-cell>
          <table:table-cell table:formula="of:=[.T4]+[.T13]+[.T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5"/>
          <table:table-cell table:number-columns-repeated="29"/>
        </table:table-row>
        <table:table-row table:style-name="ro1" table:number-rows-repeated="104851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Parements intérieurs verticaux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ce2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9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2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table:style-name="ce8" office:value-type="string" calcext:value-type="string">
            <text:p>Tasseaux Douglas</text:p>
          </table:table-cell>
          <table:table-cell table:style-name="ce8" office:value-type="string" calcext:value-type="string">
            <text:p>30x50</text:p>
          </table:table-cell>
          <table:table-cell table:style-name="ce8"/>
          <table:table-cell table:style-name="ce8" table:formula="of:=SUM([.C16:.C18])" office:value-type="float" office:value="103" calcext:value-type="float">
            <text:p>103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ns bande résiliente</text:p>
          </table:table-cell>
          <table:table-cell table:style-name="ce8" office:value-type="string" calcext:value-type="string">
            <text:p>tous les 40 ou 50 ?</text:p>
          </table:table-cell>
          <table:table-cell table:style-name="ce8"/>
          <table:table-cell table:style-name="ce10" table:formula="of:=[.D15]*0.45" office:value-type="currency" office:currency="EUR" office:value="46.35" calcext:value-type="currency">
            <text:p>46,35 €</text:p>
          </table:table-cell>
          <table:table-cell table:style-name="ce10" table:formula="of:=[.I15]*1.2" office:value-type="currency" office:currency="EUR" office:value="55.62" calcext:value-type="currency">
            <text:p>55,62 €</text:p>
          </table:table-cell>
          <table:table-cell table:style-name="ce8"/>
          <table:table-cell table:style-name="ce8" office:value-type="string" calcext:value-type="string">
            <text:p>120ml 32x50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2"/>
          <table:table-cell table:style-name="ce8" table:formula="of:=ROUNDUP([.C5]/0.4)" office:value-type="float" office:value="73" calcext:value-type="float">
            <text:p>73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Façade sud</text:p>
          </table:table-cell>
          <table:table-cell table:style-name="ce8" office:value-type="string" calcext:value-type="string">
            <text:p>(tous les 40)</text:p>
          </table:table-cell>
          <table:table-cell table:style-name="ce8"/>
          <table:table-cell table:style-name="ce10" table:formula="of:=[.C16]*0.45" office:value-type="currency" office:currency="EUR" office:value="32.85" calcext:value-type="currency">
            <text:p>32,85 €</text:p>
          </table:table-cell>
          <table:table-cell table:style-name="ce10" table:formula="of:=[.I16]*1.2" office:value-type="currency" office:currency="EUR" office:value="39.42" calcext:value-type="currency">
            <text:p>39,42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9]/0.4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hambre P&amp;O</text:p>
          </table:table-cell>
          <table:table-cell table:style-name="ce8" table:number-columns-repeated="2"/>
          <table:table-cell table:style-name="ce10" table:formula="of:=[.C17]*0.45" office:value-type="currency" office:currency="EUR" office:value="9" calcext:value-type="currency">
            <text:p>9,00 €</text:p>
          </table:table-cell>
          <table:table-cell table:style-name="ce10" table:formula="of:=[.I17]*1.2" office:value-type="currency" office:currency="EUR" office:value="10.8" calcext:value-type="currency">
            <text:p>10,80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8]/0.4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lle de Jeu</text:p>
          </table:table-cell>
          <table:table-cell table:style-name="ce8" table:number-columns-repeated="2"/>
          <table:table-cell table:style-name="ce10" table:formula="of:=[.C18]*0.45" office:value-type="currency" office:currency="EUR" office:value="4.5" calcext:value-type="currency">
            <text:p>4,50 €</text:p>
          </table:table-cell>
          <table:table-cell table:style-name="ce10" table:formula="of:=[.I18]*1.2" office:value-type="currency" office:currency="EUR" office:value="5.4" calcext:value-type="currency">
            <text:p>5,40 €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U</text:p>
          </table:table-cell>
          <table:table-cell table:number-columns-repeated="7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2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1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table:table-column table:style-name="co1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6" table:default-cell-style-name="Default"/>
        <table:table-column table:style-name="co1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8" office:value-type="string" calcext:value-type="string">
            <text:p>Chevron Douglas</text:p>
          </table:table-cell>
          <table:table-cell table:style-name="ce8" office:value-type="string" calcext:value-type="string">
            <text:p>75x36x2000</text:p>
          </table:table-cell>
          <table:table-cell table:style-name="ce8" table:formula="of:=ROUNDUP(31*1.92*1.1)" office:value-type="float" office:value="66" calcext:value-type="float">
            <text:p>6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verticaux</text:p>
          </table:table-cell>
          <table:table-cell table:style-name="ce8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/>
          <table:table-cell table:style-name="ce8" office:value-type="string" calcext:value-type="string">
            <text:p>140x35x2000</text:p>
          </table:table-cell>
          <table:table-cell table:style-name="ce8" table:formula="of:=ROUNDUP(31*1*1.1)" office:value-type="float" office:value="35" calcext:value-type="float">
            <text:p>35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horizontaux</text:p>
          </table:table-cell>
          <table:table-cell table:style-name="ce8"/>
        </table:table-row>
      </table:table>
      <table:table table:name="Casquette" table:style-name="ta1">
        <office:forms form:automatic-focus="false" form:apply-design-mode="false"/>
        <table:table-column table:style-name="co17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0x150x3200</text:p>
          </table:table-cell>
          <table:table-cell table:formula="of:=ROUNDUP(10*2*1.6*1.1)" office:value-type="float" office:value="36" calcext:value-type="float">
            <text:p>3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9*1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x150x5000</text:p>
          </table:table-cell>
          <table:table-cell table:formula="of:=ROUNDUP(4.9*2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30x150x5100</text:p>
          </table:table-cell>
          <table:table-cell table:formula="of:=ROUNDUP(2*5.016*1.1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18*1.3*1.1)" office:value-type="float" office:value="26" calcext:value-type="float">
            <text:p>2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100</text:p>
          </table:table-cell>
          <table:table-cell table:formula="of:=ROUNDUP(4.07*6*1.1)" office:value-type="float" office:value="27" calcext:value-type="float">
            <text:p>2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office:value-type="string" calcext:value-type="string">
            <text:p>50x150x5100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iens Douglas Hors Aubier</text:p>
          </table:table-cell>
          <table:table-cell office:value-type="string" calcext:value-type="string">
            <text:p>3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3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*8*6*1.1)"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600</text:p>
          </table:table-cell>
          <table:table-cell table:formula="of:=ROUNDUP(1.3*6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</table:table>
      <table:table table:name="Carport" table:style-name="ta1">
        <office:forms form:automatic-focus="false" form:apply-design-mode="false"/>
        <table:table-column table:style-name="co3" table:default-cell-style-name="Default"/>
        <table:table-column table:style-name="co14" table:default-cell-style-name="Default"/>
        <table:table-column table:style-name="co3" table:number-columns-repeated="11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20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1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1" table:formula="of:=8*4" office:value-type="float" office:value="32" calcext:value-type="float">
            <text:p>32</text:p>
          </table:table-cell>
          <table:table-cell table:style-name="ce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1" table:formula="of:=10*1.5" office:value-type="float" office:value="15" calcext:value-type="float">
            <text:p>15</text:p>
          </table:table-cell>
          <table:table-cell table:style-name="ce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1" table:formula="of:=[.C13]+[.C14]" office:value-type="float" office:value="47" calcext:value-type="float">
            <text:p>47</text:p>
          </table:table-cell>
          <table:table-cell table:style-name="ce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1" table:formula="of:=[.C15]*1.1" office:value-type="float" office:value="51.7" calcext:value-type="float">
            <text:p>51,7</text:p>
          </table:table-cell>
          <table:table-cell table:style-name="ce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/00/0000</text:date>, <text:time style:data-style-name="N2" text:time-value="11:30:14.579663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8-17T12:08:16.209060643</dc:date>
    <meta:editing-duration>P4DT19H37M26S</meta:editing-duration>
    <meta:editing-cycles>391</meta:editing-cycles>
    <meta:generator>LibreOffice/5.2.0.4$Linux_x86 LibreOffice_project/20m0$Build-4</meta:generator>
    <meta:document-statistic meta:table-count="12" meta:cell-count="1304" meta:object-count="0"/>
  </office:meta>
</office:document-meta>
</file>